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5800000A2B0000027299B497E0957C249C.svg" manifest:media-type="image/svg+xml"/>
  <manifest:file-entry manifest:full-path="Pictures/1000020100000062000000187EF49FE5D21804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ato1" svg:font-family="Lato, apple-system, BlinkMacSystemFont, 'Segoe UI', Roboto, Oxygen, Ubuntu, Cantarell, 'Fira Sans', 'Droid Sans', 'Helvetica Neue', sans-serif"/>
    <style:font-face style:name="Lato"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85768" style:font-name="Lato" fo:font-size="13.5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6pt" fo:letter-spacing="normal" fo:font-style="normal" fo:font-weight="normal" fo:background-color="#ffff00" style:font-size-asian="16pt" style:font-size-complex="16pt"/>
    </style:style>
    <style:style style:name="P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nsolas" fo:font-size="10.5pt" fo:letter-spacing="normal" fo:font-style="normal" fo:font-weight="normal" fo:background-color="#fffffe"/>
    </style:style>
    <style:style style:name="P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nsolas" fo:font-size="10.5pt" fo:letter-spacing="normal" fo:font-style="normal" fo:font-weight="normal" fo:background-color="#fffffe" style:font-size-asian="16pt" style:font-size-complex="16pt"/>
    </style:style>
    <style:style style:name="P5"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6pt" fo:letter-spacing="normal" fo:font-style="normal" fo:font-weight="normal" fo:background-color="#ffff00" style:font-size-asian="16pt" style:font-size-complex="16pt"/>
    </style:style>
    <style:style style:name="P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6pt" fo:letter-spacing="normal" fo:font-style="normal" fo:font-weight="normal" fo:background-color="#ffff00" style:font-size-asian="16pt" style:font-size-complex="16pt"/>
    </style:style>
    <style:style style:name="P7" style:family="paragraph" style:parent-style-name="Text_20_body">
      <style:paragraph-properties fo:margin-left="0.1563in" fo:margin-right="0in" fo:margin-top="0.1563in" fo:margin-bottom="0.0972in" loext:contextual-spacing="false" fo:line-height="145%" fo:orphans="2" fo:widows="2" fo:text-indent="0in" style:auto-text-indent="false"/>
    </style:style>
    <style:style style:name="P8" style:family="paragraph" style:parent-style-name="Text_20_body">
      <style:paragraph-properties fo:margin-left="0.1563in" fo:margin-right="0in" fo:margin-top="0.1563in" fo:margin-bottom="0.0972in" loext:contextual-spacing="false" fo:line-height="145%" fo:orphans="2" fo:widows="2" fo:text-indent="0in" style:auto-text-indent="false"/>
      <style:text-properties officeooo:paragraph-rsid="000e8913" fo:background-color="#ffff00"/>
    </style:style>
    <style:style style:name="P9" style:family="paragraph" style:parent-style-name="Text_20_body">
      <style:paragraph-properties fo:margin-left="0.1563in" fo:margin-right="0in" fo:margin-top="0.1563in" fo:margin-bottom="0.0972in" loext:contextual-spacing="false" fo:orphans="2" fo:widows="2" fo:text-indent="0in" style:auto-text-indent="false"/>
      <style:text-properties fo:font-variant="normal" fo:text-transform="none" fo:color="#485768" style:font-name="Lato" fo:font-size="13.5pt" fo:letter-spacing="normal" fo:font-style="normal" fo:font-weight="normal" fo:background-color="#eeeeee"/>
    </style:style>
    <style:style style:name="P10" style:family="paragraph" style:parent-style-name="Text_20_body">
      <style:paragraph-properties fo:margin-left="0.1563in" fo:margin-right="0in" fo:margin-top="0.1563in" fo:margin-bottom="0.0972in" loext:contextual-spacing="false" fo:line-height="145%" fo:orphans="2" fo:widows="2" fo:text-indent="0in" style:auto-text-indent="false"/>
      <style:text-properties fo:font-variant="normal" fo:text-transform="none" fo:color="#485768" style:font-name="Lato" fo:font-size="13.5pt" fo:letter-spacing="normal" fo:font-style="normal" fo:font-weight="normal" officeooo:rsid="000ab943" officeooo:paragraph-rsid="000e8913" fo:background-color="#ffffff"/>
    </style:style>
    <style:style style:name="P11" style:family="paragraph" style:parent-style-name="Text_20_body">
      <style:paragraph-properties fo:margin-left="0.1563in" fo:margin-right="0in" fo:margin-top="0.1563in" fo:margin-bottom="0.0972in" loext:contextual-spacing="false" fo:line-height="145%" fo:orphans="2" fo:widows="2" fo:text-indent="0in" style:auto-text-indent="false"/>
      <style:text-properties fo:font-variant="normal" fo:text-transform="none" fo:color="#485768" style:font-name="Lato" fo:font-size="13.5pt" fo:letter-spacing="normal" fo:font-style="normal" fo:font-weight="normal" officeooo:rsid="0011ef89" officeooo:paragraph-rsid="0011ef89" fo:background-color="#ffff00"/>
    </style:style>
    <style:style style:name="P12" style:family="paragraph" style:parent-style-name="Text_20_body">
      <style:paragraph-properties fo:margin-left="0.1563in" fo:margin-right="0in" fo:margin-top="0.1563in" fo:margin-bottom="0.0972in" loext:contextual-spacing="false" fo:line-height="145%" fo:orphans="2" fo:widows="2" fo:text-indent="0in" style:auto-text-indent="false"/>
      <style:text-properties fo:font-variant="normal" fo:text-transform="none" fo:color="#485768" style:font-name="Lato" fo:font-size="20pt" fo:letter-spacing="normal" fo:font-style="normal" fo:font-weight="normal" officeooo:rsid="000ab943" officeooo:paragraph-rsid="000ab943" fo:background-color="#ffff00" style:font-size-asian="20pt" style:font-size-complex="20pt"/>
    </style:style>
    <style:style style:name="P13" style:family="paragraph" style:parent-style-name="Standard">
      <style:paragraph-properties fo:margin-left="0.1563in" fo:margin-right="0in" fo:margin-top="0.1563in" fo:margin-bottom="0.0972in" loext:contextual-spacing="false" fo:line-height="145%" fo:orphans="2" fo:widows="2" fo:text-indent="0in" style:auto-text-indent="false"/>
      <style:text-properties fo:font-variant="normal" fo:text-transform="none" fo:color="#000000" style:font-name="Consolas" fo:font-size="10.5pt" fo:letter-spacing="normal" fo:font-style="normal" fo:font-weight="normal" officeooo:rsid="000ab943" officeooo:paragraph-rsid="000ab943" fo:background-color="#fffffe" style:font-size-asian="20pt" style:font-size-complex="20pt"/>
    </style:style>
    <style:style style:name="P14" style:family="paragraph" style:parent-style-name="Standard">
      <style:paragraph-properties fo:margin-left="0.1563in" fo:margin-right="0in" fo:margin-top="0.1563in" fo:margin-bottom="0.0972in" loext:contextual-spacing="false" fo:line-height="145%" fo:orphans="2" fo:widows="2" fo:text-indent="0in" style:auto-text-indent="false"/>
      <style:text-properties fo:font-variant="normal" fo:text-transform="none" fo:color="#000000" style:font-name="Consolas" fo:font-size="10.5pt" fo:letter-spacing="normal" fo:font-style="normal" fo:font-weight="normal" officeooo:rsid="0011ef89" officeooo:paragraph-rsid="0011ef89" fo:background-color="#fffffe"/>
    </style:style>
    <style:style style:name="P15" style:family="paragraph" style:parent-style-name="Standard">
      <style:paragraph-properties fo:margin-left="0.1563in" fo:margin-right="0in" fo:margin-top="0.1563in" fo:margin-bottom="0.0972in" loext:contextual-spacing="false" fo:line-height="145%" fo:orphans="2" fo:widows="2" fo:text-indent="0in" style:auto-text-indent="false"/>
      <style:text-properties fo:color="#000000" style:font-name="Consolas" fo:font-size="10.5pt" fo:font-weight="normal" officeooo:rsid="0011ef89" officeooo:paragraph-rsid="0011ef89" fo:background-color="#fffffe"/>
    </style:style>
    <style:style style:name="P16" style:family="paragraph" style:parent-style-name="Preformatted_20_Text">
      <style:paragraph-properties fo:margin-left="0.1563in" fo:margin-right="0in" fo:margin-top="0.1563in" fo:margin-bottom="0.0972in" loext:contextual-spacing="false" fo:line-height="145%" fo:orphans="2" fo:widows="2" fo:text-indent="0in" style:auto-text-indent="false"/>
      <style:text-properties officeooo:rsid="000ab943" officeooo:paragraph-rsid="000ab943" fo:background-color="#ffff00"/>
    </style:style>
    <style:style style:name="P17" style:family="paragraph" style:parent-style-name="Preformatted_20_Text">
      <style:paragraph-properties fo:margin-left="0.1563in" fo:margin-right="0in" fo:margin-top="0.1563in" fo:margin-bottom="0.0972in" loext:contextual-spacing="false" fo:line-height="145%" fo:orphans="2" fo:widows="2" fo:text-indent="0in" style:auto-text-indent="false"/>
      <style:text-properties officeooo:paragraph-rsid="000ab943"/>
    </style:style>
    <style:style style:name="P18" style:family="paragraph" style:parent-style-name="Heading_20_2">
      <style:paragraph-properties fo:margin-left="0.1563in" fo:margin-right="0in" fo:margin-top="0.1563in" fo:margin-bottom="0.0972in" loext:contextual-spacing="false" fo:line-height="145%" fo:orphans="2" fo:widows="2" fo:text-indent="0in" style:auto-text-indent="false"/>
      <style:text-properties fo:font-variant="normal" fo:text-transform="none" fo:color="#485768" style:font-name="Lato" fo:font-size="20pt" fo:letter-spacing="normal" fo:font-style="normal" fo:font-weight="normal" officeooo:rsid="000ab943" officeooo:paragraph-rsid="000ab943" fo:background-color="#ffff00" style:font-size-asian="20pt" style:font-size-complex="20pt"/>
    </style:style>
    <style:style style:name="P19" style:family="paragraph" style:parent-style-name="Heading_20_2">
      <style:paragraph-properties fo:margin-left="0.1563in" fo:margin-right="0in" fo:margin-top="0.1563in" fo:margin-bottom="0.0972in" loext:contextual-spacing="false" fo:line-height="145%" fo:orphans="2" fo:widows="2" fo:text-indent="0in" style:auto-text-indent="false"/>
      <style:text-properties fo:font-variant="normal" fo:text-transform="none" fo:color="#485768" style:font-name="Lato1" fo:font-size="13.5pt" fo:letter-spacing="normal" fo:font-style="normal" fo:font-weight="normal" officeooo:rsid="0011ef89" officeooo:paragraph-rsid="0011ef89" fo:background-color="#ffff00"/>
    </style:style>
    <style:style style:name="P20" style:family="paragraph" style:parent-style-name="Heading_20_2">
      <style:text-properties fo:font-variant="normal" fo:text-transform="none" fo:color="#485768" style:font-name="Lato1" fo:font-size="16pt" fo:letter-spacing="normal" fo:font-style="normal" fo:font-weight="normal" officeooo:rsid="00097382" officeooo:paragraph-rsid="00097382" fo:background-color="#ffff00" style:font-size-asian="16pt" style:font-weight-asian="bold" style:font-size-complex="16pt" style:font-weight-complex="bold"/>
    </style:style>
    <style:style style:name="P21" style:family="paragraph" style:parent-style-name="Heading_20_2">
      <style:text-properties fo:font-variant="normal" fo:text-transform="none" fo:color="#485768" style:font-name="Lato1" fo:font-size="16pt" fo:letter-spacing="normal" fo:font-style="normal" fo:font-weight="normal" officeooo:rsid="00097382" officeooo:paragraph-rsid="00097382" fo:background-color="#ffff00" style:font-size-asian="14pt" style:font-weight-asian="bold" style:font-size-complex="16pt" style:font-weight-complex="bold"/>
    </style:style>
    <style:style style:name="P22" style:family="paragraph" style:parent-style-name="Heading_20_2">
      <style:text-properties fo:font-variant="normal" fo:text-transform="none" fo:color="#485768" style:font-name="Lato1" fo:font-size="16pt" fo:letter-spacing="normal" fo:font-style="normal" fo:font-weight="normal" officeooo:rsid="001f777a" officeooo:paragraph-rsid="001f777a" fo:background-color="#ffff00" style:font-size-asian="14pt" style:font-weight-asian="bold" style:font-size-complex="16pt" style:font-weight-complex="bold"/>
    </style:style>
    <style:style style:name="P23" style:family="paragraph" style:parent-style-name="Heading_20_2">
      <style:paragraph-properties style:line-height-at-least="0.198in"/>
      <style:text-properties fo:font-variant="normal" fo:text-transform="none" fo:color="#485768" style:font-name="Lato1" fo:font-size="20pt" fo:letter-spacing="normal" fo:font-style="normal" fo:font-weight="normal" fo:background-color="#ffff00" style:font-size-asian="20pt" style:font-size-complex="20pt"/>
    </style:style>
    <style:style style:name="P24" style:family="paragraph" style:parent-style-name="Heading_20_2">
      <style:paragraph-properties style:line-height-at-least="0.198in"/>
      <style:text-properties fo:font-variant="normal" fo:text-transform="none" fo:color="#485768" style:font-name="Lato1" fo:font-size="15pt" fo:letter-spacing="normal" fo:font-style="normal" fo:font-weight="normal" fo:background-color="#ffff00" style:font-size-asian="15pt" style:font-size-complex="15pt"/>
    </style:style>
    <style:style style:name="P25" style:family="paragraph" style:parent-style-name="Heading_20_2">
      <style:text-properties fo:font-variant="normal" fo:text-transform="none" fo:color="#485768" style:font-name="Lato1" fo:font-size="15pt" fo:letter-spacing="normal" fo:font-style="normal" fo:font-weight="normal" officeooo:rsid="00097382" officeooo:paragraph-rsid="00097382" fo:background-color="#ffff00" style:font-size-asian="15pt" style:font-weight-asian="bold" style:font-size-complex="15pt" style:font-weight-complex="bold"/>
    </style:style>
    <style:style style:name="P26" style:family="paragraph" style:parent-style-name="Heading_20_2">
      <style:text-properties fo:font-variant="normal" fo:text-transform="none" fo:color="#485768" fo:font-size="16pt" fo:letter-spacing="normal" fo:font-weight="bold" officeooo:rsid="001f777a" officeooo:paragraph-rsid="001f777a" fo:background-color="#ffff00" style:font-size-asian="14pt" style:font-weight-asian="bold" style:font-size-complex="16pt" style:font-weight-complex="bold"/>
    </style:style>
    <style:style style:name="P27" style:family="paragraph" style:parent-style-name="Heading_20_2">
      <style:paragraph-properties style:line-height-at-least="0.198in"/>
      <style:text-properties fo:font-variant="normal" fo:text-transform="none" fo:color="#008000" style:font-name="Lato1" fo:font-size="15pt" fo:letter-spacing="normal" fo:font-style="normal" fo:font-weight="normal" fo:background-color="#ffff00" style:font-size-asian="15pt" style:font-size-complex="15pt"/>
    </style:style>
    <style:style style:name="P28" style:family="paragraph" style:parent-style-name="Horizontal_20_Line">
      <style:paragraph-properties fo:orphans="2" fo:widows="2"/>
    </style:style>
    <style:style style:name="P29" style:family="paragraph" style:parent-style-name="Standard">
      <style:text-properties fo:font-size="26pt" fo:font-weight="bold" officeooo:rsid="00097382" officeooo:paragraph-rsid="00097382" fo:background-color="#ffff00" style:font-size-asian="26pt" style:font-weight-asian="bold" style:font-size-complex="26pt" style:font-weight-complex="bold"/>
    </style:style>
    <style:style style:name="P30" style:family="paragraph" style:parent-style-name="Standard">
      <style:text-properties officeooo:paragraph-rsid="00097382"/>
    </style:style>
    <style:style style:name="P31" style:family="paragraph" style:parent-style-name="Standard">
      <style:paragraph-properties style:line-height-at-least="0.198in"/>
      <style:text-properties fo:color="#000000" style:font-name="Consolas" fo:font-size="10.5pt" fo:font-weight="normal" fo:background-color="#fffffe"/>
    </style:style>
    <style:style style:name="P32" style:family="paragraph" style:parent-style-name="Standard">
      <style:text-properties fo:color="#000000" style:font-name="Consolas" fo:font-size="10.5pt" fo:font-weight="normal" officeooo:rsid="00097382" officeooo:paragraph-rsid="00097382" fo:background-color="#fffffe" style:font-size-asian="14pt" style:font-weight-asian="bold" style:font-size-complex="16pt" style:font-weight-complex="bold"/>
    </style:style>
    <style:style style:name="P33" style:family="paragraph" style:parent-style-name="Standard">
      <style:paragraph-properties style:line-height-at-least="0.198in"/>
      <style:text-properties fo:color="#000000" style:font-name="Consolas" fo:font-size="10.5pt" fo:font-weight="normal" officeooo:rsid="000ab943" officeooo:paragraph-rsid="000ab943" fo:background-color="#fffffe" style:font-size-asian="13pt" style:font-size-complex="13pt"/>
    </style:style>
    <style:style style:name="P34" style:family="paragraph" style:parent-style-name="Standard">
      <style:text-properties fo:color="#000000" style:font-name="Consolas" fo:font-size="10.5pt" fo:font-weight="normal" officeooo:rsid="00097382" officeooo:paragraph-rsid="00097382" fo:background-color="#fffffe" style:font-size-asian="10.5pt" style:font-weight-asian="bold" style:font-size-complex="12pt" style:font-weight-complex="bold"/>
    </style:style>
    <style:style style:name="P35" style:family="paragraph" style:parent-style-name="Standard">
      <style:paragraph-properties style:line-height-at-least="0.198in"/>
      <style:text-properties fo:color="#000000" style:font-name="Consolas" fo:font-size="10.5pt" fo:font-weight="normal" fo:background-color="#ffff00"/>
    </style:style>
    <style:style style:name="P36" style:family="paragraph" style:parent-style-name="Standard">
      <style:text-properties fo:color="#000000" style:font-name="Consolas" fo:font-size="10.5pt" fo:font-weight="normal" officeooo:rsid="00097382" officeooo:paragraph-rsid="00097382" fo:background-color="#ffff00" style:font-size-asian="14pt" style:font-weight-asian="bold" style:font-size-complex="16pt" style:font-weight-complex="bold"/>
    </style:style>
    <style:style style:name="P37" style:family="paragraph" style:parent-style-name="Standard">
      <style:paragraph-properties style:line-height-at-least="0.198in"/>
      <style:text-properties fo:color="#000000" style:font-name="Consolas" fo:font-size="13pt" fo:font-weight="normal" officeooo:rsid="000ab943" officeooo:paragraph-rsid="000ab943" fo:background-color="#ffff00" style:font-size-asian="13pt" style:font-size-complex="13pt"/>
    </style:style>
    <style:style style:name="P38" style:family="paragraph" style:parent-style-name="Standard">
      <style:paragraph-properties style:line-height-at-least="0.198in"/>
      <style:text-properties fo:color="#000000" style:font-name="Consolas" fo:font-weight="normal"/>
    </style:style>
    <style:style style:name="P39" style:family="paragraph" style:parent-style-name="Standard">
      <style:paragraph-properties style:line-height-at-least="0.198in"/>
    </style:style>
    <style:style style:name="P40" style:family="paragraph" style:parent-style-name="Standard">
      <style:paragraph-properties style:line-height-at-least="0.198in"/>
      <style:text-properties fo:color="#008000" style:font-name="Consolas" fo:font-size="10.5pt" fo:font-weight="normal" fo:background-color="#fffffe"/>
    </style:style>
    <style:style style:name="P41" style:family="paragraph" style:parent-style-name="Standard">
      <style:paragraph-properties style:line-height-at-least="0.198in"/>
      <style:text-properties fo:color="#008000" style:font-name="Consolas" fo:font-size="10.5pt" fo:font-weight="normal" officeooo:rsid="00195d44" officeooo:paragraph-rsid="00195d44" fo:background-color="#fffffe"/>
    </style:style>
    <style:style style:name="P42" style:family="paragraph" style:parent-style-name="Standard">
      <style:text-properties fo:color="#008000" style:font-name="Consolas" fo:font-size="10.5pt" fo:font-weight="normal" officeooo:rsid="00097382" officeooo:paragraph-rsid="00097382" fo:background-color="#fffffe" style:font-size-asian="14pt" style:font-weight-asian="bold" style:font-size-complex="16pt" style:font-weight-complex="bold"/>
    </style:style>
    <style:style style:name="P43" style:family="paragraph" style:parent-style-name="Standard">
      <style:text-properties fo:color="#008000" style:font-name="Consolas" fo:font-size="10.5pt" fo:font-weight="normal" officeooo:rsid="001f777a" officeooo:paragraph-rsid="001f777a" fo:background-color="#fffffe" style:font-size-asian="14pt" style:font-weight-asian="bold" style:font-size-complex="16pt" style:font-weight-complex="bold"/>
    </style:style>
    <style:style style:name="P44" style:family="paragraph" style:parent-style-name="Standard">
      <style:text-properties fo:font-size="12pt" fo:font-weight="bold" officeooo:rsid="00097382" officeooo:paragraph-rsid="00097382" fo:background-color="#ffff00" style:font-size-asian="10.5pt" style:font-weight-asian="bold" style:font-size-complex="12pt" style:font-weight-complex="bold"/>
    </style:style>
    <style:style style:name="P45" style:family="paragraph" style:parent-style-name="Standard">
      <style:paragraph-properties style:line-height-at-least="0.198in"/>
      <style:text-properties fo:font-variant="normal" fo:text-transform="none" fo:color="#000000" style:font-name="Consolas" fo:font-size="10.5pt" fo:letter-spacing="normal" fo:font-style="normal" fo:font-weight="normal" fo:background-color="#fffffe" style:font-size-asian="15pt" style:font-size-complex="15pt"/>
    </style:style>
    <style:style style:name="P46" style:family="paragraph" style:parent-style-name="Standard">
      <style:paragraph-properties style:line-height-at-least="0.198in"/>
      <style:text-properties fo:font-variant="normal" fo:text-transform="none" fo:color="#000000" style:font-name="Consolas" fo:font-size="10.5pt" fo:letter-spacing="normal" fo:font-style="normal" fo:font-weight="normal" officeooo:rsid="002fd6ca" officeooo:paragraph-rsid="002fd6ca" fo:background-color="#fffffe" style:font-size-asian="15pt" style:font-size-complex="15pt"/>
    </style:style>
    <style:style style:name="P47" style:family="paragraph" style:parent-style-name="Standard">
      <style:text-properties fo:font-size="16pt" fo:font-weight="bold" officeooo:rsid="00097382" officeooo:paragraph-rsid="00097382" fo:background-color="#ffff00" style:font-size-asian="14pt" style:font-weight-asian="bold" style:font-size-complex="16pt" style:font-weight-complex="bold"/>
    </style:style>
    <style:style style:name="P48" style:family="paragraph" style:parent-style-name="Standard">
      <style:text-properties fo:font-size="16pt" fo:font-weight="bold" officeooo:rsid="001f777a" officeooo:paragraph-rsid="001f777a" fo:background-color="#ffff00" style:font-size-asian="14pt" style:font-weight-asian="bold" style:font-size-complex="16pt" style:font-weight-complex="bold"/>
    </style:style>
    <style:style style:name="P49" style:family="paragraph" style:parent-style-name="Preformatted_20_Text">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50" style:family="paragraph" style:parent-style-name="Standard">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51" style:family="paragraph" style:parent-style-name="Heading_20_2">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52" style:family="paragraph" style:parent-style-name="Text_20_body">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53" style:family="paragraph" style:parent-style-name="Text_20_body">
      <style:paragraph-properties style:line-height-at-least="0.198in"/>
      <style:text-properties fo:font-variant="normal" fo:text-transform="none" fo:color="#485768" style:font-name="Lato1" fo:font-size="15pt" fo:letter-spacing="normal" fo:font-style="normal" fo:font-weight="normal" fo:background-color="#ffff00" style:font-size-asian="15pt" style:font-size-complex="15pt"/>
    </style:style>
    <style:style style:name="P54" style:family="paragraph" style:parent-style-name="Text_20_body">
      <style:paragraph-properties style:line-height-at-least="0.198in"/>
      <style:text-properties fo:font-variant="normal" fo:text-transform="none" fo:color="#485768" style:font-name="Lato1" fo:font-size="15pt" fo:letter-spacing="normal" fo:font-style="normal" fo:font-weight="normal" fo:background-color="transparent" style:font-size-asian="15pt" style:font-size-complex="15pt"/>
    </style:style>
    <style:style style:name="P55" style:family="paragraph" style:parent-style-name="Text_20_body">
      <style:paragraph-properties style:line-height-at-least="0.198in"/>
      <style:text-properties fo:font-variant="normal" fo:text-transform="none" fo:color="#485768" style:font-name="Lato1" fo:font-size="15pt" fo:letter-spacing="normal" fo:font-style="normal" fo:font-weight="normal" officeooo:rsid="002fd6ca" officeooo:paragraph-rsid="002fd6ca" fo:background-color="transparent" style:font-size-asian="15pt" style:font-size-complex="15pt"/>
    </style:style>
    <style:style style:name="P56" style:family="paragraph" style:parent-style-name="Text_20_body">
      <style:paragraph-properties style:line-height-at-least="0.198in"/>
      <style:text-properties fo:font-variant="normal" fo:text-transform="none" fo:color="#008000" style:font-name="Lato1" fo:font-size="15pt" fo:letter-spacing="normal" fo:font-style="normal" fo:font-weight="normal" fo:background-color="transparent" style:font-size-asian="15pt" style:font-size-complex="15pt"/>
    </style:style>
    <style:style style:name="P57" style:family="paragraph" style:parent-style-name="Text_20_body">
      <style:paragraph-properties style:line-height-at-least="0.198in"/>
      <style:text-properties fo:font-variant="normal" fo:text-transform="none" fo:color="#008000" style:font-name="Lato1" fo:font-size="15pt" fo:letter-spacing="normal" fo:font-style="normal" fo:font-weight="normal" fo:background-color="#ffff00" style:font-size-asian="15pt" style:font-size-complex="15pt"/>
    </style:style>
    <style:style style:name="P58" style:family="paragraph" style:parent-style-name="Standard">
      <style:paragraph-properties fo:margin-top="0in" fo:margin-bottom="0.1965in" loext:contextual-spacing="false" style:line-height-at-least="0.198in"/>
    </style:style>
    <style:style style:name="P59" style:family="paragraph" style:parent-style-name="Text_20_body">
      <style:paragraph-properties fo:margin-left="0.0311in" fo:margin-right="0in" fo:margin-top="0.1563in" fo:margin-bottom="0.0972in" loext:contextual-spacing="false" fo:orphans="2" fo:widows="2" fo:text-indent="0in" style:auto-text-indent="false"/>
    </style:style>
    <style:style style:name="T1" style:family="text">
      <style:text-properties fo:font-size="12pt" style:font-size-asian="10.5pt" style:font-size-complex="12pt"/>
    </style:style>
    <style:style style:name="T2" style:family="text">
      <style:text-properties style:font-name="Lato"/>
    </style:style>
    <style:style style:name="T3" style:family="text">
      <style:text-properties style:font-name="Lato" fo:background-color="#ffff00" loext:char-shading-value="0"/>
    </style:style>
    <style:style style:name="T4" style:family="text">
      <style:text-properties style:font-name="Lato" fo:font-size="12pt"/>
    </style:style>
    <style:style style:name="T5" style:family="text">
      <style:text-properties style:font-name="Lato" fo:font-size="12pt" fo:background-color="transparent" loext:char-shading-value="0"/>
    </style:style>
    <style:style style:name="T6" style:family="text">
      <style:text-properties style:font-name="Lato" fo:font-size="12pt" fo:font-style="italic"/>
    </style:style>
    <style:style style:name="T7" style:family="text">
      <style:text-properties fo:font-variant="normal" fo:text-transform="none" fo:color="#485768" style:font-name="Lato" fo:font-size="12pt" fo:letter-spacing="normal" fo:font-style="normal"/>
    </style:style>
    <style:style style:name="T8" style:family="text">
      <style:text-properties fo:font-variant="normal" fo:text-transform="none" fo:color="#485768" style:font-name="Lato" fo:font-size="12pt" fo:letter-spacing="normal" fo:font-style="normal" fo:font-weight="normal"/>
    </style:style>
    <style:style style:name="T9" style:family="text">
      <style:text-properties fo:font-variant="normal" fo:text-transform="none" fo:color="#485768" style:font-name="Lato" fo:font-size="12pt" fo:letter-spacing="normal" fo:font-style="normal" fo:font-weight="normal" style:font-size-asian="10.5pt" style:font-size-complex="12pt"/>
    </style:style>
    <style:style style:name="T10" style:family="text">
      <style:text-properties fo:font-variant="normal" fo:text-transform="none" fo:color="#485768" style:font-name="Lato" fo:font-size="12pt" fo:letter-spacing="normal" fo:font-style="normal" fo:font-weight="normal" loext:padding="0in" loext:border="none"/>
    </style:style>
    <style:style style:name="T11" style:family="text">
      <style:text-properties fo:font-variant="normal" fo:text-transform="none" fo:color="#485768" style:font-name="Lato" fo:font-size="13.5pt" fo:letter-spacing="normal" fo:font-style="normal" fo:font-weight="normal"/>
    </style:style>
    <style:style style:name="T12" style:family="text">
      <style:text-properties fo:font-variant="normal" fo:text-transform="none" fo:color="#485768" style:font-name="Lato" fo:font-size="13.5pt" fo:letter-spacing="normal" fo:font-style="normal" fo:font-weight="normal" fo:background-color="#eeeeee" loext:char-shading-value="0"/>
    </style:style>
    <style:style style:name="T13" style:family="text">
      <style:text-properties fo:font-variant="normal" fo:text-transform="none" fo:color="#485768" style:font-name="Lato1" fo:letter-spacing="normal" fo:font-style="normal"/>
    </style:style>
    <style:style style:name="T14" style:family="text">
      <style:text-properties fo:font-variant="normal" fo:text-transform="none" fo:color="#485768" style:font-name="Lato1" fo:font-size="16pt" fo:letter-spacing="normal" fo:font-style="normal" fo:font-weight="normal" fo:background-color="#ffff00" loext:char-shading-value="0" style:font-size-asian="16pt" style:font-size-complex="16pt" loext:padding="0in" loext:border="none"/>
    </style:style>
    <style:style style:name="T15" style:family="text">
      <style:text-properties fo:font-variant="normal" fo:text-transform="none" fo:color="#485768" fo:letter-spacing="normal"/>
    </style:style>
    <style:style style:name="T16" style:family="text">
      <style:text-properties fo:font-variant="normal" fo:text-transform="none" fo:color="#485768" style:font-name="SFMono-Regular" fo:font-size="12pt" fo:letter-spacing="normal" fo:font-style="normal" fo:font-weight="normal" loext:padding="0in" loext:border="none"/>
    </style:style>
    <style:style style:name="T17" style:family="text">
      <style:text-properties fo:font-variant="normal" fo:text-transform="none" fo:color="#c7254e" style:font-name="SFMono-Regular" fo:font-size="12pt" fo:letter-spacing="normal" fo:font-style="normal" fo:font-weight="normal" style:font-size-asian="10.5pt" style:font-size-complex="12pt" loext:padding="0in" loext:border="none"/>
    </style:style>
    <style:style style:name="T18" style:family="text">
      <style:text-properties fo:font-variant="normal" fo:text-transform="none" fo:color="#c7254e" style:font-name="SFMono-Regular" fo:font-size="12pt" fo:letter-spacing="normal" fo:font-style="normal" fo:font-weight="normal" loext:padding="0in" loext:border="none"/>
    </style:style>
    <style:style style:name="T19" style:family="text">
      <style:text-properties fo:font-variant="normal" fo:text-transform="none" fo:color="#c7254e" style:font-name="SFMono-Regular" fo:font-size="12pt" fo:letter-spacing="normal" fo:font-style="normal" loext:padding="0in" loext:border="none"/>
    </style:style>
    <style:style style:name="T20" style:family="text">
      <style:text-properties fo:font-variant="normal" fo:text-transform="none" fo:color="#c7254e" style:font-name="SFMono-Regular" fo:font-size="13.5pt" fo:letter-spacing="normal" fo:font-style="normal" fo:font-weight="normal" loext:padding="0in" loext:border="none"/>
    </style:style>
    <style:style style:name="T21" style:family="text">
      <style:text-properties fo:font-variant="normal" fo:text-transform="none" fo:color="#c7254e" style:font-name="SFMono-Regular" fo:font-size="13.5pt" fo:letter-spacing="normal" fo:font-style="normal" fo:font-weight="normal" fo:background-color="#eeeeee" loext:char-shading-value="0" loext:padding="0in" loext:border="none"/>
    </style:style>
    <style:style style:name="T22" style:family="text">
      <style:text-properties fo:font-variant="normal" fo:text-transform="none" fo:color="#c7254e" style:font-name="SFMono-Regular" fo:letter-spacing="normal" fo:font-style="normal" fo:font-weight="normal" loext:padding="0in" loext:border="none"/>
    </style:style>
    <style:style style:name="T23" style:family="text">
      <style:text-properties fo:font-variant="normal" fo:text-transform="none" fo:color="#c7254e" fo:letter-spacing="normal" loext:padding="0in" loext:border="none"/>
    </style:style>
    <style:style style:name="T24" style:family="text">
      <style:text-properties fo:font-variant="normal" fo:text-transform="none" fo:color="#0000ff" style:font-name="Lato" fo:font-size="13.5pt" fo:letter-spacing="normal" fo:font-style="normal"/>
    </style:style>
    <style:style style:name="T25" style:family="text">
      <style:text-properties fo:font-variant="normal" fo:text-transform="none" fo:color="#0000ff" style:font-name="Lato" fo:font-size="13.5pt" fo:letter-spacing="normal" fo:font-style="normal" fo:font-weight="normal" fo:background-color="#fffffe" loext:char-shading-value="0"/>
    </style:style>
    <style:style style:name="T26" style:family="text">
      <style:text-properties fo:font-variant="normal" fo:text-transform="none" fo:color="#0000ff" style:font-name="Consolas" fo:font-size="10.5pt" fo:letter-spacing="normal" fo:font-style="normal" fo:font-weight="normal" fo:background-color="#fffffe" loext:char-shading-value="0" loext:padding="0in" loext:border="none"/>
    </style:style>
    <style:style style:name="T27" style:family="text">
      <style:text-properties fo:font-variant="normal" fo:text-transform="none" style:font-name="Lato" fo:font-size="13.5pt" fo:letter-spacing="normal" fo:font-style="normal"/>
    </style:style>
    <style:style style:name="T28" style:family="text">
      <style:text-properties fo:font-variant="normal" fo:text-transform="none" style:font-name="Lato" fo:font-size="13.5pt" fo:letter-spacing="normal" fo:font-style="normal" fo:background-color="#ffff00" loext:char-shading-value="0"/>
    </style:style>
    <style:style style:name="T29" style:family="text">
      <style:text-properties fo:font-variant="normal" fo:text-transform="none" fo:color="#00107e" style:font-name="Lato" fo:font-size="13.5pt" fo:letter-spacing="normal" fo:font-style="normal"/>
    </style:style>
    <style:style style:name="T30" style:family="text">
      <style:text-properties fo:font-variant="normal" fo:text-transform="none" fo:color="#00107e" style:font-name="Lato" fo:font-size="13.5pt" fo:letter-spacing="normal" fo:font-style="normal" fo:font-weight="normal" fo:background-color="#fffffe" loext:char-shading-value="0"/>
    </style:style>
    <style:style style:name="T31" style:family="text">
      <style:text-properties fo:font-variant="normal" fo:text-transform="none" fo:color="#00107e" style:font-name="Lato" fo:font-size="13.5pt" fo:letter-spacing="normal" fo:font-style="normal" fo:background-color="#ffff00" loext:char-shading-value="0"/>
    </style:style>
    <style:style style:name="T32" style:family="text">
      <style:text-properties fo:font-variant="normal" fo:text-transform="none" fo:color="#00107e" style:font-name="Consolas" fo:font-size="10.5pt" fo:letter-spacing="normal" fo:font-style="normal" fo:font-weight="normal" fo:background-color="#fffffe" loext:char-shading-value="0" loext:padding="0in" loext:border="none"/>
    </style:style>
    <style:style style:name="T33" style:family="text">
      <style:text-properties fo:font-variant="normal" fo:text-transform="none" fo:color="#000000" style:font-name="Lato" fo:font-size="13.5pt" fo:letter-spacing="normal" fo:font-style="normal" fo:font-weight="normal" fo:background-color="#fffffe" loext:char-shading-value="0"/>
    </style:style>
    <style:style style:name="T34" style:family="text">
      <style:text-properties fo:font-variant="normal" fo:text-transform="none" fo:color="#000000" style:font-name="Consolas" fo:font-size="10.5pt" fo:letter-spacing="normal" fo:font-style="normal" fo:font-weight="normal" fo:background-color="#fffffe" loext:char-shading-value="0" loext:padding="0in" loext:border="none"/>
    </style:style>
    <style:style style:name="T35" style:family="text">
      <style:text-properties fo:font-variant="normal" fo:text-transform="none" fo:color="#000000" style:font-name="Consolas" fo:font-size="10.5pt" fo:letter-spacing="normal" fo:font-style="normal" fo:font-weight="normal" fo:background-color="#fffffe" loext:char-shading-value="0" style:font-size-asian="16pt" style:font-size-complex="16pt" loext:padding="0in" loext:border="none"/>
    </style:style>
    <style:style style:name="T36" style:family="text">
      <style:text-properties fo:font-variant="normal" fo:text-transform="none" fo:color="#a31515" style:font-name="Consolas" fo:font-size="10.5pt" fo:letter-spacing="normal" fo:font-style="normal" fo:font-weight="normal" fo:background-color="#fffffe" loext:char-shading-value="0" loext:padding="0in" loext:border="none"/>
    </style:style>
    <style:style style:name="T37" style:family="text">
      <style:text-properties fo:font-variant="normal" fo:text-transform="none" fo:color="#a31515" style:font-name="Consolas" fo:font-size="10.5pt" fo:letter-spacing="normal" fo:font-style="normal" fo:font-weight="normal" fo:background-color="#fffffe" loext:char-shading-value="0" style:font-size-asian="16pt" style:font-size-complex="16pt" loext:padding="0in" loext:border="none"/>
    </style:style>
    <style:style style:name="T38" style:family="text">
      <style:text-properties fo:font-variant="normal" fo:text-transform="none" fo:color="#008080" style:font-name="Consolas" fo:font-size="10.5pt" fo:letter-spacing="normal" fo:font-style="normal" fo:font-weight="normal" fo:background-color="#fffffe" loext:char-shading-value="0" loext:padding="0in" loext:border="none"/>
    </style:style>
    <style:style style:name="T39" style:family="text">
      <style:text-properties fo:font-size="16pt" fo:font-weight="bold" officeooo:rsid="00097382" fo:background-color="#ffff00" loext:char-shading-value="0" style:font-size-asian="14pt" style:font-weight-asian="bold" style:font-size-complex="16pt" style:font-weight-complex="bold"/>
    </style:style>
    <style:style style:name="T40" style:family="text">
      <style:text-properties fo:color="#0000ff"/>
    </style:style>
    <style:style style:name="T41" style:family="text">
      <style:text-properties fo:color="#0000ff" fo:font-size="12pt" style:font-size-asian="10.5pt" style:font-size-complex="12pt"/>
    </style:style>
    <style:style style:name="T42" style:family="text">
      <style:text-properties fo:color="#0000ff" fo:background-color="#ffff00" loext:char-shading-value="0"/>
    </style:style>
    <style:style style:name="T43" style:family="text">
      <style:text-properties fo:color="#0000ff" style:font-name="Lato"/>
    </style:style>
    <style:style style:name="T44" style:family="text">
      <style:text-properties fo:color="#0000ff" style:font-name="Lato" fo:background-color="#ffff00" loext:char-shading-value="0"/>
    </style:style>
    <style:style style:name="T45" style:family="text">
      <style:text-properties fo:color="#0000ff" fo:background-color="transparent" loext:char-shading-value="0"/>
    </style:style>
    <style:style style:name="T46" style:family="text">
      <style:text-properties fo:color="#00107e"/>
    </style:style>
    <style:style style:name="T47" style:family="text">
      <style:text-properties fo:color="#00107e" fo:font-size="12pt" style:font-size-asian="10.5pt" style:font-size-complex="12pt"/>
    </style:style>
    <style:style style:name="T48" style:family="text">
      <style:text-properties fo:color="#00107e" fo:background-color="#ffff00" loext:char-shading-value="0"/>
    </style:style>
    <style:style style:name="T49" style:family="text">
      <style:text-properties fo:color="#00107e" officeooo:rsid="0035b7b6" fo:background-color="#ffff00" loext:char-shading-value="0"/>
    </style:style>
    <style:style style:name="T50" style:family="text">
      <style:text-properties fo:color="#00107e" style:font-name="Lato"/>
    </style:style>
    <style:style style:name="T51" style:family="text">
      <style:text-properties fo:color="#00107e" style:font-name="Lato" fo:background-color="#ffff00" loext:char-shading-value="0"/>
    </style:style>
    <style:style style:name="T52" style:family="text">
      <style:text-properties fo:color="#00107e" fo:background-color="transparent" loext:char-shading-value="0"/>
    </style:style>
    <style:style style:name="T53" style:family="text">
      <style:text-properties fo:color="#a31515"/>
    </style:style>
    <style:style style:name="T54" style:family="text">
      <style:text-properties fo:color="#a31515" fo:background-color="transparent" loext:char-shading-value="0"/>
    </style:style>
    <style:style style:name="T55" style:family="text">
      <style:text-properties fo:background-color="#ffff00" loext:char-shading-value="0"/>
    </style:style>
    <style:style style:name="T56" style:family="text">
      <style:text-properties fo:color="#09885a"/>
    </style:style>
    <style:style style:name="T57" style:family="text">
      <style:text-properties fo:color="#09885a" fo:background-color="transparent" loext:char-shading-value="0"/>
    </style:style>
    <style:style style:name="T58" style:family="text">
      <style:text-properties fo:color="#008080"/>
    </style:style>
    <style:style style:name="T59" style:family="text">
      <style:text-properties fo:color="#008080" fo:background-color="#ffff00" loext:char-shading-value="0"/>
    </style:style>
    <style:style style:name="T60" style:family="text">
      <style:text-properties officeooo:rsid="000e4cb9"/>
    </style:style>
    <style:style style:name="T61" style:family="text">
      <style:text-properties fo:color="#008000"/>
    </style:style>
    <style:style style:name="T62" style:family="text">
      <style:text-properties fo:color="#008000" fo:background-color="transparent" loext:char-shading-value="0"/>
    </style:style>
    <style:style style:name="T63" style:family="text">
      <style:text-properties fo:color="#800000"/>
    </style:style>
    <style:style style:name="T64" style:family="text">
      <style:text-properties fo:font-size="10.5pt" fo:background-color="#ffff00" loext:char-shading-value="0"/>
    </style:style>
    <style:style style:name="T65" style:family="text">
      <style:text-properties style:font-name="Lato1" fo:font-style="normal" fo:font-weight="normal"/>
    </style:style>
    <style:style style:name="T66" style:family="text">
      <style:text-properties fo:color="#c7254e" style:font-name="SFMono-Regular" fo:font-size="12pt" loext:padding="0in" loext:border="none"/>
    </style:style>
    <style:style style:name="T67" style:family="text">
      <style:text-properties fo:color="#c7254e" style:font-name="SFMono-Regular" loext:padding="0in" loext:border="none"/>
    </style:style>
    <style:style style:name="T68" style:family="text">
      <style:text-properties fo:color="#c7254e" style:font-name="SFMono-Regular" fo:background-color="transparent" loext:char-shading-value="0" loext:padding="0in" loext:border="none"/>
    </style:style>
    <style:style style:name="T69"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paragraph" svg:x="2.7102in" svg:y="0.0835in" svg:width="1.0252in" svg:height="0.2465in" draw:z-index="0"><draw:image xlink:href="Pictures/1000025800000A2B0000027299B497E0957C249C.svg" xlink:type="simple" xlink:show="embed" xlink:actuate="onLoad" loext:mime-type="image/svg+xml"/><draw:image xlink:href="Pictures/1000020100000062000000187EF49FE5D21804D0.png" xlink:type="simple" xlink:show="embed" xlink:actuate="onLoad" loext:mime-type="image/png"/></draw:frame>ES<text:span text:style-name="T60">6</text:span></text:p>
      <text:p text:style-name="P29"/>
      <text:h text:style-name="P20" text:outline-level="2">ES6: Compare Scopes of the var and let Keywords</text:h>
      <text:p text:style-name="P30"><text:span text:style-name="T39"><text:tab/></text:span><text:span text:style-name="T9">Fix the code so that </text:span><text:span text:style-name="Source_20_Text"><text:span text:style-name="T17">i</text:span></text:span><text:span text:style-name="T9"> declared in the if statement is a separate variable than </text:span><text:span text:style-name="Source_20_Text"><text:span text:style-name="T17">i</text:span></text:span><text:span text:style-name="T9"> declared in the first line of the function. Be certain not to use the </text:span><text:span text:style-name="Source_20_Text"><text:span text:style-name="T17">var</text:span></text:span><text:span text:style-name="T9"> keyword anywhere in your code. This exercise is designed to illustrate the difference between how </text:span><text:span text:style-name="Source_20_Text"><text:span text:style-name="T17">var</text:span></text:span><text:span text:style-name="T9"> and </text:span><text:span text:style-name="Source_20_Text"><text:span text:style-name="T17">let</text:span></text:span><text:span text:style-name="T9"> keywords assign scope to the declared variable. When programming a function similar to the one used in this exercise, it is often better to use different variable names to avoid confusion.</text:span></text:p>
      <text:p text:style-name="P28"/>
      <text:p text:style-name="P1">Run the TestsReset All Code</text:p>
      <text:p text:style-name="P7"><text:span text:style-name="Source_20_Text"><text:span text:style-name="T21">var</text:span></text:span><text:span text:style-name="T12"> should not exist in code.</text:span></text:p>
      <text:p text:style-name="P7"><text:span text:style-name="T11">The variable </text:span><text:span text:style-name="Source_20_Text"><text:span text:style-name="T20">i</text:span></text:span><text:span text:style-name="T11"> declared in the if statement should equal "block scope".</text:span></text:p>
      <text:p text:style-name="P7"><text:span text:style-name="Source_20_Text"><text:span text:style-name="T21">checkScope()</text:span></text:span><text:span text:style-name="T12"> should return "function scope"</text:span></text:p>
      <text:p text:style-name="P32"><text:span text:style-name="T41">function</text:span><text:span text:style-name="T1"> </text:span><text:span text:style-name="T47">checkScope</text:span><text:span text:style-name="T1">() {</text:span></text:p>
      <text:p text:style-name="P31"><text:span text:style-name="T53">'use strict'</text:span>;</text:p>
      <text:p text:style-name="P31"><text:span text:style-name="T42">var</text:span> <text:span text:style-name="T46">i</text:span> = <text:span text:style-name="T53">'function scope'</text:span>;</text:p>
      <text:p text:style-name="P31"><text:span text:style-name="T40">if</text:span> <text:span text:style-name="T55">(</text:span><text:span text:style-name="T42">true</text:span>) {</text:p>
      <text:p text:style-name="P31"><text:span text:style-name="T46">i</text:span> = <text:span text:style-name="T53">'block scope'</text:span>;</text:p>
      <text:p text:style-name="P31"><text:span text:style-name="T46">console</text:span>.<text:span text:style-name="T46">log</text:span>(<text:span text:style-name="T53">'Block scope i is: '</text:span>, <text:span text:style-name="T46">i</text:span>);</text:p>
      <text:p text:style-name="P31">}</text:p>
      <text:p text:style-name="P31"><text:span text:style-name="T46">console</text:span>.<text:span text:style-name="T46">log</text:span>(<text:span text:style-name="T53">'Function scope i is: '</text:span>, <text:span text:style-name="T46">i</text:span>);</text:p>
      <text:p text:style-name="P31"><text:span text:style-name="T40">return</text:span> <text:span text:style-name="T46">i</text:span>;</text:p>
      <text:p text:style-name="P31">}</text:p>
      <text:p text:style-name="P44"><text:s/></text:p>
      <text:p text:style-name="P44">ANSWER:</text:p>
      <text:p text:style-name="P44"/>
      <text:p text:style-name="P32"><text:span text:style-name="T41">function</text:span><text:span text:style-name="T1"> </text:span><text:span text:style-name="T47">checkScope</text:span><text:span text:style-name="T1">() {</text:span></text:p>
      <text:p text:style-name="P31"><text:span text:style-name="T53">'use strict'</text:span>;</text:p>
      <text:p text:style-name="P31"><text:span text:style-name="T42">let</text:span><text:span text:style-name="T55"> </text:span><text:span text:style-name="T46">i</text:span> = <text:span text:style-name="T53">'function scope'</text:span>;</text:p>
      <text:p text:style-name="P31"><text:span text:style-name="T40">if</text:span> (<text:span text:style-name="T40">true</text:span> <text:span text:style-name="T55">=== </text:span><text:span text:style-name="T48">i</text:span>) {</text:p>
      <text:p text:style-name="P31"><text:span text:style-name="T46">i</text:span> = <text:span text:style-name="T53">'block scope'</text:span>;</text:p>
      <text:p text:style-name="P31"><text:span text:style-name="T46">console</text:span>.<text:span text:style-name="T46">log</text:span>(<text:span text:style-name="T53">'Block scope i is: '</text:span>, <text:span text:style-name="T46">i</text:span>);</text:p>
      <text:p text:style-name="P31">}</text:p>
      <text:p text:style-name="P31"><text:span text:style-name="T46">console</text:span>.<text:span text:style-name="T46">log</text:span>(<text:span text:style-name="T53">'Function scope i is: '</text:span>, <text:span text:style-name="T46">i</text:span>);</text:p>
      <text:p text:style-name="P31"><text:span text:style-name="T40">return</text:span> <text:span text:style-name="T46">i</text:span>;</text:p>
      <text:p text:style-name="P31">}</text:p>
      <text:h text:style-name="P23" text:outline-level="2"><text:soft-page-break/>ES6: Declare a Read-Only Variable with the const Keyword</text:h>
      <text:p text:style-name="P31"/>
      <text:p text:style-name="P31"><text:span text:style-name="T7">Change the code so that all variables are declared using </text:span><text:span text:style-name="Source_20_Text"><text:span text:style-name="T19">let</text:span></text:span><text:span text:style-name="T7"> or </text:span><text:span text:style-name="Source_20_Text"><text:span text:style-name="T19">const</text:span></text:span><text:span text:style-name="T7">. Use </text:span><text:span text:style-name="Source_20_Text"><text:span text:style-name="T19">let</text:span></text:span><text:span text:style-name="T7"> when you want the variable to change, and </text:span><text:span text:style-name="Source_20_Text"><text:span text:style-name="T19">const</text:span></text:span><text:span text:style-name="T7"> when you want the variable to remain constant. Also, rename variables declared with </text:span><text:span text:style-name="Source_20_Text"><text:span text:style-name="T19">const</text:span></text:span><text:span text:style-name="T7"> to conform to common practices, meaning constants should be in all caps.</text:span></text:p>
      <text:p text:style-name="P28"/>
      <text:p text:style-name="P1">Run the TestsReset All Code</text:p>
      <text:p text:style-name="P7"><text:span text:style-name="Source_20_Text"><text:span text:style-name="T21">var</text:span></text:span><text:span text:style-name="T12"> does not exist in your code.</text:span></text:p>
      <text:p text:style-name="P7"><text:span text:style-name="Source_20_Text"><text:span text:style-name="T20">SENTENCE</text:span></text:span><text:span text:style-name="T11"> should be a constant variable declared with </text:span><text:span text:style-name="Source_20_Text"><text:span text:style-name="T20">const</text:span></text:span><text:span text:style-name="T11">.</text:span></text:p>
      <text:p text:style-name="P7"><text:span text:style-name="Source_20_Text"><text:span text:style-name="T21">i</text:span></text:span><text:span text:style-name="T12"> should be declared with </text:span><text:span text:style-name="Source_20_Text"><text:span text:style-name="T21">let</text:span></text:span><text:span text:style-name="T12">.</text:span></text:p>
      <text:p text:style-name="P7"><text:span text:style-name="Source_20_Text"><text:span text:style-name="T20">onsole.log</text:span></text:span><text:span text:style-name="T11"> should be changed to print the </text:span><text:span text:style-name="Source_20_Text"><text:span text:style-name="T20">SENTENCE</text:span></text:span><text:span text:style-name="T11"> variable.</text:span></text:p>
      <text:p text:style-name="P10">EXAMPLE:</text:p>
      <text:p text:style-name="P8"><text:span text:style-name="T25">function</text:span><text:span text:style-name="T33"> </text:span><text:span text:style-name="T30">printManyTimes</text:span><text:span text:style-name="T33">(</text:span><text:span text:style-name="T30">str</text:span><text:span text:style-name="T33">) {</text:span></text:p>
      <text:p text:style-name="P31"><text:span text:style-name="T53">"use strict"</text:span>;</text:p>
      <text:p text:style-name="P39"/>
      <text:p text:style-name="P40">// change code below this line</text:p>
      <text:p text:style-name="P39"/>
      <text:p text:style-name="P31"><text:span text:style-name="T42">var</text:span> <text:span text:style-name="T46">sentence</text:span> = <text:span text:style-name="T46">str</text:span> + <text:span text:style-name="T53">" is cool!"</text:span>;</text:p>
      <text:p text:style-name="P31"><text:span text:style-name="T40">for</text:span> <text:span text:style-name="T55">(</text:span><text:span text:style-name="T42">var</text:span><text:span text:style-name="T55"> </text:span><text:span text:style-name="T48">i</text:span> = <text:span text:style-name="T56">0</text:span>; <text:span text:style-name="T46">i</text:span> &lt; <text:span text:style-name="T46">str</text:span>.<text:span text:style-name="T46">length</text:span>; <text:span text:style-name="T46">i</text:span>+=<text:span text:style-name="T56">2</text:span>) {</text:p>
      <text:p text:style-name="P31"><text:span text:style-name="T46">console</text:span>.<text:span text:style-name="T46">log</text:span>(<text:span text:style-name="T46">sentence</text:span>);</text:p>
      <text:p text:style-name="P31">}</text:p>
      <text:p text:style-name="P39"/>
      <text:p text:style-name="P40">// change code above this line</text:p>
      <text:p text:style-name="P39"/>
      <text:p text:style-name="P31">}</text:p>
      <text:p text:style-name="P31"><text:span text:style-name="T46">printManyTimes</text:span>(<text:span text:style-name="T53">"Persevere Code Camp"</text:span>);</text:p>
      <text:p text:style-name="P31"/>
      <text:p text:style-name="P37"/>
      <text:p text:style-name="P37"/>
      <text:p text:style-name="P37">ANSWER:</text:p>
      <text:p text:style-name="P37"/>
      <text:p text:style-name="P33"><text:soft-page-break/><text:span text:style-name="T40">function</text:span> <text:span text:style-name="T46">printManyTimes</text:span>(<text:span text:style-name="T46">str</text:span>) {</text:p>
      <text:p text:style-name="P31"><text:span text:style-name="T53">"use strict"</text:span>;</text:p>
      <text:p text:style-name="P39"/>
      <text:p text:style-name="P40">// change code below this line</text:p>
      <text:p text:style-name="P39"/>
      <text:p text:style-name="P31"><text:span text:style-name="T42">const</text:span><text:span text:style-name="T55"> </text:span><text:span text:style-name="T59">SENTENCE</text:span><text:span text:style-name="T55"> </text:span>= <text:span text:style-name="T46">str</text:span> + <text:span text:style-name="T53">" is cool!"</text:span>;</text:p>
      <text:p text:style-name="P31"><text:span text:style-name="T40">for</text:span> (<text:span text:style-name="T42">let</text:span> <text:span text:style-name="T46">i</text:span> = <text:span text:style-name="T56">0</text:span>; <text:span text:style-name="T46">i</text:span> &lt; <text:span text:style-name="T46">str</text:span>.<text:span text:style-name="T46">length</text:span>; <text:span text:style-name="T46">i</text:span>+=<text:span text:style-name="T56">2</text:span>) {</text:p>
      <text:p text:style-name="P31"><text:span text:style-name="T46">console</text:span>.<text:span text:style-name="T46">log</text:span>(<text:span text:style-name="T59">SENTENCE</text:span>);</text:p>
      <text:p text:style-name="P31">}</text:p>
      <text:p text:style-name="P39"/>
      <text:p text:style-name="P40">// change code above this line</text:p>
      <text:p text:style-name="P39"/>
      <text:p text:style-name="P31">}</text:p>
      <text:p text:style-name="P31"><text:span text:style-name="T46">printManyTimes</text:span>(<text:span text:style-name="T53">"Persevere Code Camp"</text:span>);</text:p>
      <text:p text:style-name="P31"/>
      <text:p text:style-name="P31"/>
      <text:h text:style-name="P23" text:outline-level="2">ES6: Mutate an Array Declared with const</text:h>
      <text:p text:style-name="P31"/>
      <text:p text:style-name="P37"><text:span text:style-name="T7">An array is declared as </text:span><text:span text:style-name="Source_20_Text"><text:span text:style-name="T19">const s = [5, 7, 2]</text:span></text:span><text:span text:style-name="T7">. Change the array to </text:span><text:span text:style-name="Source_20_Text"><text:span text:style-name="T19">[2, 5, 7]</text:span></text:span><text:span text:style-name="T7"> using various element assignment.</text:span></text:p>
      <text:p text:style-name="P28"/>
      <text:p text:style-name="P1">Run the TestsReset All Code</text:p>
      <text:p text:style-name="P7"><text:span text:style-name="T12">Do not replace </text:span><text:span text:style-name="Source_20_Text"><text:span text:style-name="T21">const</text:span></text:span><text:span text:style-name="T12"> keyword.</text:span></text:p>
      <text:p text:style-name="P7"><text:span text:style-name="Source_20_Text"><text:span text:style-name="T20">s</text:span></text:span><text:span text:style-name="T11"> should be a constant variable (by using </text:span><text:span text:style-name="Source_20_Text"><text:span text:style-name="T20">const</text:span></text:span><text:span text:style-name="T11">).</text:span></text:p>
      <text:p text:style-name="P9">Do not change the original array declaration.</text:p>
      <text:p text:style-name="P7"><text:span text:style-name="Source_20_Text"><text:span text:style-name="T20">s</text:span></text:span><text:span text:style-name="T11"> should be equal to </text:span><text:span text:style-name="Source_20_Text"><text:span text:style-name="T20">[2, 5, 7]</text:span></text:span><text:span text:style-name="T11">.</text:span></text:p>
      <text:p text:style-name="P33"><text:span text:style-name="T40">const</text:span> <text:span text:style-name="T46">s</text:span> = [<text:span text:style-name="T56">5</text:span>, <text:span text:style-name="T56">7</text:span>, <text:span text:style-name="T56">2</text:span>];</text:p>
      <text:p text:style-name="P31"><text:span text:style-name="T40">function</text:span> <text:span text:style-name="T46">editInPlace</text:span>() {</text:p>
      <text:p text:style-name="P31"><text:span text:style-name="T53">'use strict'</text:span>;</text:p>
      <text:p text:style-name="P40">// change code below this line</text:p>
      <text:p text:style-name="P39"/>
      <text:p text:style-name="P40">// s = [2, 5, 7]; &lt;- this is invalid</text:p>
      <text:p text:style-name="P39"/>
      <text:p text:style-name="P40">// change code above this line</text:p>
      <text:p text:style-name="P31">}</text:p>
      <text:p text:style-name="P31"><text:span text:style-name="T46">editInPlace</text:span>();</text:p>
      <text:p text:style-name="P31"/>
      <text:p text:style-name="P31"><text:soft-page-break/><text:span text:style-name="T40">const</text:span> <text:span text:style-name="T46">s</text:span> = [<text:span text:style-name="T56">5</text:span>, <text:span text:style-name="T56">7</text:span>, <text:span text:style-name="T56">2</text:span>];</text:p>
      <text:p text:style-name="P31"><text:span text:style-name="T40">function</text:span> <text:span text:style-name="T46">editInPlace</text:span>() {</text:p>
      <text:p text:style-name="P31"><text:span text:style-name="T53">'use strict'</text:span>;</text:p>
      <text:p text:style-name="P40">// change code below this line</text:p>
      <text:p text:style-name="P40">// s = [2, 5, 7]; &lt;- this is invalid</text:p>
      <text:p text:style-name="P35"><text:span text:style-name="T46">s</text:span>[<text:span text:style-name="T56">0</text:span>] = <text:span text:style-name="T56">2</text:span>;</text:p>
      <text:p text:style-name="P35"><text:span text:style-name="T46">s</text:span>[<text:span text:style-name="T56">1</text:span>] = <text:span text:style-name="T56">5</text:span>;</text:p>
      <text:p text:style-name="P35"><text:span text:style-name="T46">s</text:span>[<text:span text:style-name="T56">2</text:span>] = <text:span text:style-name="T56">7</text:span>;</text:p>
      <text:p text:style-name="P40">// change code above this line</text:p>
      <text:p text:style-name="P31">}</text:p>
      <text:p text:style-name="P31"><text:span text:style-name="T46">editInPlace</text:span>();</text:p>
      <text:p text:style-name="P31"/>
      <text:p text:style-name="P37"/>
      <text:h text:style-name="P18" text:outline-level="2">ES6: Use Arrow Functions to Write Concise Anonymous Functions</text:h>
      <text:p text:style-name="P16"><text:span text:style-name="Source_20_Text"><text:span text:style-name="T18">const myFunc = function() {</text:span></text:span></text:p>
      <text:p text:style-name="P49"><text:span text:style-name="Source_20_Text"><text:span text:style-name="T23"><text:s text:c="2"/></text:span></text:span><text:span text:style-name="Source_20_Text"><text:span text:style-name="T18">const myVar = "value";</text:span></text:span></text:p>
      <text:p text:style-name="P49"><text:span text:style-name="Source_20_Text"><text:span text:style-name="T23"><text:s text:c="2"/></text:span></text:span><text:span text:style-name="Source_20_Text"><text:span text:style-name="T18">return myVar;</text:span></text:span></text:p>
      <text:p text:style-name="P49"><text:span text:style-name="Source_20_Text"><text:span text:style-name="T18">}</text:span></text:span></text:p>
      <text:p text:style-name="P50"><text:span text:style-name="Source_20_Text"><text:span text:style-name="T26">var</text:span></text:span><text:span text:style-name="Source_20_Text"><text:span text:style-name="T34"> </text:span></text:span><text:span text:style-name="Source_20_Text"><text:span text:style-name="T32">magic</text:span></text:span><text:span text:style-name="Source_20_Text"><text:span text:style-name="T34"> = </text:span></text:span><text:span text:style-name="Source_20_Text"><text:span text:style-name="T26">function</text:span></text:span><text:span text:style-name="Source_20_Text"><text:span text:style-name="T34">() {</text:span></text:span></text:p>
      <text:p text:style-name="P31"><text:span text:style-name="T53">"use strict"</text:span>;</text:p>
      <text:p text:style-name="P31"><text:span text:style-name="T40">return</text:span> <text:span text:style-name="T40">new</text:span> <text:span text:style-name="T58">Date</text:span>();</text:p>
      <text:p text:style-name="P31">};</text:p>
      <text:p text:style-name="P49"><text:span text:style-name="Source_20_Text"><text:span text:style-name="T18"/></text:span></text:p>
      <text:p text:style-name="P49"><text:span text:style-name="Source_20_Text"><text:span text:style-name="T18"/></text:span></text:p>
      <text:p text:style-name="P50"><text:span text:style-name="Source_20_Text"><text:span text:style-name="T26">const</text:span></text:span><text:span text:style-name="Source_20_Text"><text:span text:style-name="T34"> </text:span></text:span><text:span text:style-name="Source_20_Text"><text:span text:style-name="T32">magic</text:span></text:span><text:span text:style-name="Source_20_Text"><text:span text:style-name="T34"> = () =&gt; </text:span></text:span><text:span text:style-name="Source_20_Text"><text:span text:style-name="T26">new</text:span></text:span><text:span text:style-name="Source_20_Text"><text:span text:style-name="T34"> </text:span></text:span><text:span text:style-name="Source_20_Text"><text:span text:style-name="T38">Date</text:span></text:span><text:span text:style-name="Source_20_Text"><text:span text:style-name="T34">();</text:span></text:span></text:p>
      <text:p text:style-name="P49"><text:span text:style-name="Source_20_Text"><text:span text:style-name="T18"/></text:span></text:p>
      <text:p text:style-name="P17"><text:span text:style-name="Source_20_Text"><text:span text:style-name="T18"/></text:span></text:p>
      <text:h text:style-name="P18" text:outline-level="2">ES6: Write Arrow Functions with Parameters</text:h>
      <text:p text:style-name="P13"><text:span text:style-name="T43">var</text:span><text:span text:style-name="T2"> </text:span><text:span text:style-name="T50">myConcat</text:span><text:span text:style-name="T2"> = </text:span><text:span text:style-name="T44">function</text:span><text:span text:style-name="T3">(</text:span><text:span text:style-name="T51">arr1</text:span><text:span text:style-name="T3">, </text:span><text:span text:style-name="T51">arr2</text:span><text:span text:style-name="T3">) {</text:span></text:p>
      <text:p text:style-name="P31"><text:span text:style-name="T53">"use strict"</text:span>;</text:p>
      <text:p text:style-name="P31"><text:span text:style-name="T40">return</text:span> <text:span text:style-name="T46">arr1</text:span>.<text:span text:style-name="T46">concat</text:span>(<text:span text:style-name="T46">arr2</text:span>);</text:p>
      <text:p text:style-name="P31">};</text:p>
      <text:p text:style-name="P40"><text:soft-page-break/>// test your code</text:p>
      <text:p text:style-name="P31"><text:span text:style-name="T46">console</text:span>.<text:span text:style-name="T46">log</text:span>(<text:span text:style-name="T46">myConcat</text:span>([<text:span text:style-name="T56">1</text:span>, <text:span text:style-name="T56">2</text:span>], [<text:span text:style-name="T56">3</text:span>, <text:span text:style-name="T56">4</text:span>, <text:span text:style-name="T56">5</text:span>]));</text:p>
      <text:p text:style-name="P12"/>
      <text:p text:style-name="P11">ANSWER:</text:p>
      <text:p text:style-name="P15"><text:span text:style-name="T24">const</text:span><text:span text:style-name="T27"> </text:span><text:span text:style-name="T29">myConcat</text:span><text:span text:style-name="T27"> = </text:span><text:span text:style-name="T28">(</text:span><text:span text:style-name="T31">arr1</text:span><text:span text:style-name="T28">, </text:span><text:span text:style-name="T31">arr2</text:span><text:span text:style-name="T28">) =&gt; </text:span><text:span text:style-name="T31">arr1</text:span><text:span text:style-name="T28">.</text:span><text:span text:style-name="T31">concat</text:span><text:span text:style-name="T28">(</text:span><text:span text:style-name="T31">arr2</text:span><text:span text:style-name="T28">)</text:span><text:span text:style-name="T27">;</text:span></text:p>
      <text:p text:style-name="P31"><text:span text:style-name="T53">"use strict"</text:span>;</text:p>
      <text:p text:style-name="P39"/>
      <text:p text:style-name="P40">// test your code</text:p>
      <text:p text:style-name="P31"><text:span text:style-name="T46">console</text:span>.<text:span text:style-name="T46">log</text:span>(<text:span text:style-name="T46">myConcat</text:span>([<text:span text:style-name="T56">1</text:span>, <text:span text:style-name="T56">2</text:span>], [<text:span text:style-name="T56">3</text:span>, <text:span text:style-name="T56">4</text:span>, <text:span text:style-name="T56">5</text:span>]));</text:p>
      <text:p text:style-name="P31"/>
      <text:h text:style-name="P24" text:outline-level="2">ES6: Set Default Parameters for Your Functions</text:h>
      <text:p text:style-name="P53"><text:span text:style-name="T5">Modify the function </text:span><text:span text:style-name="Source_20_Text"><text:span text:style-name="T68">increment</text:span></text:span><text:span text:style-name="T69"> </text:span><text:span text:style-name="T5">by adding default parameters so that it will add 1 to </text:span><text:span text:style-name="Source_20_Text"><text:span text:style-name="T68">number</text:span></text:span><text:span text:style-name="T69"> </text:span><text:span text:style-name="T5">if </text:span><text:span text:style-name="Source_20_Text"><text:span text:style-name="T68">value</text:span></text:span><text:span text:style-name="T69"> </text:span><text:span text:style-name="T5">is not specified.</text:span><text:span text:style-name="T69"> </text:span></text:p>
      <text:p text:style-name="P45"><text:span text:style-name="T45">const</text:span><text:span text:style-name="T69"> </text:span><text:span text:style-name="T52">increment</text:span><text:span text:style-name="T69"> = (</text:span><text:span text:style-name="T45">function</text:span><text:span text:style-name="T69">(){</text:span></text:p>
      <text:p text:style-name="P31"><text:span text:style-name="T40">return</text:span> <text:span text:style-name="T40">function</text:span> <text:span text:style-name="T46">increment</text:span>(<text:span text:style-name="T46">number</text:span>, <text:span text:style-name="T46">value</text:span> = <text:span text:style-name="T56">1</text:span>){</text:p>
      <text:p text:style-name="P31"><text:span text:style-name="T40">return</text:span> <text:span text:style-name="T46">number</text:span> + <text:span text:style-name="T46">value</text:span>;</text:p>
      <text:p text:style-name="P31">};</text:p>
      <text:p text:style-name="P39"/>
      <text:p text:style-name="P31">})();</text:p>
      <text:p text:style-name="P39"/>
      <text:p text:style-name="P31"><text:span text:style-name="T46">console</text:span>.<text:span text:style-name="T46">log</text:span>(<text:span text:style-name="T46">increment</text:span>(<text:span text:style-name="T56">5</text:span>, <text:span text:style-name="T56">2</text:span>)); <text:span text:style-name="T61">// returns 7</text:span></text:p>
      <text:p text:style-name="P31"><text:span text:style-name="T46">console</text:span>.<text:span text:style-name="T46">log</text:span>(<text:span text:style-name="T46">increment</text:span>(<text:span text:style-name="T56">5</text:span>)); <text:span text:style-name="T61">// returns 6</text:span></text:p>
      <text:p text:style-name="P54"/>
      <text:h text:style-name="P24" text:outline-level="2">ES6: Use the Rest Parameter with Function Parameters</text:h>
      <text:p text:style-name="P53"/>
      <text:p text:style-name="P53"><text:span text:style-name="T4">ES6 introduces the </text:span><text:span text:style-name="Definition"><text:span text:style-name="T6">rest parameter</text:span></text:span> <text:span text:style-name="T4">for function parameters. With the rest parameter, you can create functions that take a variable number of arguments.</text:span> </text:p>
      <text:p text:style-name="P53"><text:span text:style-name="T5">Modify the function </text:span><text:span text:style-name="Source_20_Text"><text:span text:style-name="T68">sum</text:span></text:span><text:span text:style-name="T69"> </text:span><text:span text:style-name="T5">using the rest parameter in such a way that the function </text:span><text:span text:style-name="Source_20_Text"><text:span text:style-name="T68">sum</text:span></text:span><text:span text:style-name="T69"> </text:span><text:span text:style-name="T5">is able to take any number of arguments and return their sum.</text:span><text:span text:style-name="T69"> </text:span></text:p>
      <text:p text:style-name="P45"><text:span text:style-name="T45">const</text:span><text:span text:style-name="T69"> </text:span><text:span text:style-name="T52">sum</text:span><text:span text:style-name="T69"> = (</text:span><text:span text:style-name="T45">function</text:span><text:span text:style-name="T69">() {</text:span></text:p>
      <text:p text:style-name="P31"><text:span text:style-name="T40">return</text:span> <text:span text:style-name="T40">function</text:span> <text:span text:style-name="T46">sum</text:span>(...<text:span text:style-name="T46">args</text:span>) {</text:p>
      <text:p text:style-name="P31"><text:span text:style-name="T40">const</text:span> <text:span text:style-name="T46">args</text:span> = [ <text:span text:style-name="T46">x</text:span>, <text:span text:style-name="T46">y</text:span>, <text:span text:style-name="T46">z</text:span> ];</text:p>
      <text:p text:style-name="P31"><text:soft-page-break/><text:span text:style-name="T40">return</text:span> <text:span text:style-name="T46">args</text:span>.<text:span text:style-name="T46">reduce</text:span>((<text:span text:style-name="T46">a</text:span>, <text:span text:style-name="T46">b</text:span>) =&gt; <text:span text:style-name="T46">a</text:span> + <text:span text:style-name="T46">b</text:span>, <text:span text:style-name="T56">0</text:span>);</text:p>
      <text:p text:style-name="P31">};</text:p>
      <text:p text:style-name="P31">})();</text:p>
      <text:p text:style-name="P31"><text:span text:style-name="T46">console</text:span>.<text:span text:style-name="T46">log</text:span>(<text:span text:style-name="T46">sum</text:span>(<text:span text:style-name="T56">1</text:span>, <text:span text:style-name="T56">2</text:span>, <text:span text:style-name="T56">3</text:span>)); <text:span text:style-name="T61">// 6</text:span></text:p>
      <text:p text:style-name="P54"/>
      <text:p text:style-name="P55">answer:</text:p>
      <text:p text:style-name="P46"><text:span text:style-name="T45">const</text:span><text:span text:style-name="T69"> </text:span><text:span text:style-name="T52">sum</text:span><text:span text:style-name="T69"> = (</text:span><text:span text:style-name="T55">...</text:span><text:span text:style-name="T48">args</text:span><text:span text:style-name="T69">) =&gt; </text:span><text:span text:style-name="T52">args</text:span><text:span text:style-name="T55">.</text:span><text:span text:style-name="T48">reduce</text:span><text:span text:style-name="T55">((</text:span><text:span text:style-name="T48">a</text:span><text:span text:style-name="T55">, </text:span><text:span text:style-name="T48">b</text:span><text:span text:style-name="T55">)</text:span><text:span text:style-name="T69"> =&gt; </text:span><text:span text:style-name="T52">a</text:span><text:span text:style-name="T69"> + </text:span><text:span text:style-name="T52">b</text:span><text:span text:style-name="T69">, </text:span><text:span text:style-name="T57">0</text:span><text:span text:style-name="T69">);</text:span></text:p>
      <text:p text:style-name="P31"><text:span text:style-name="T46">console</text:span>.<text:span text:style-name="T46">log</text:span>(<text:span text:style-name="T46">sum</text:span>(<text:span text:style-name="T56">1</text:span>, <text:span text:style-name="T56">2</text:span>, <text:span text:style-name="T56">3</text:span>)); <text:span text:style-name="T61">// 6</text:span></text:p>
      <text:p text:style-name="P40"/>
      <text:p text:style-name="P40"/>
      <text:h text:style-name="P27" text:outline-level="2">ES6: Use the Spread Operator to Evaluate Arrays In-Place</text:h>
      <text:p text:style-name="P53"><text:span text:style-name="T5">Copy all contents of </text:span><text:span text:style-name="Source_20_Text"><text:span text:style-name="T68">arr1</text:span></text:span><text:span text:style-name="T69"> </text:span><text:span text:style-name="T5">into another array </text:span><text:span text:style-name="Source_20_Text"><text:span text:style-name="T68">arr2</text:span></text:span><text:span text:style-name="T69"> </text:span><text:span text:style-name="T5">using the spread operator</text:span><text:span text:style-name="T62"> </text:span></text:p>
      <text:p text:style-name="P45"><text:span text:style-name="T45">const</text:span><text:span text:style-name="T69"> </text:span><text:span text:style-name="T52">arr1</text:span><text:span text:style-name="T69"> = [</text:span><text:span text:style-name="T54">'JAN'</text:span><text:span text:style-name="T69">, </text:span><text:span text:style-name="T54">'FEB'</text:span><text:span text:style-name="T69">, </text:span><text:span text:style-name="T54">'MAR'</text:span><text:span text:style-name="T69">, </text:span><text:span text:style-name="T54">'APR'</text:span><text:span text:style-name="T69">, </text:span><text:span text:style-name="T54">'MAY'</text:span><text:span text:style-name="T69">];</text:span></text:p>
      <text:p text:style-name="P31"><text:span text:style-name="T40">let</text:span> <text:span text:style-name="T46">arr2</text:span>;</text:p>
      <text:p text:style-name="P39"/>
      <text:p text:style-name="P31"><text:span text:style-name="T46">arr2</text:span> = <text:span text:style-name="T55">[...</text:span><text:span text:style-name="T48">arr1</text:span><text:span text:style-name="T55">]</text:span>; <text:span text:style-name="T61">// change this line</text:span></text:p>
      <text:p text:style-name="P39"/>
      <text:p text:style-name="P31"><text:span text:style-name="T46">console</text:span>.<text:span text:style-name="T46">log</text:span>(<text:span text:style-name="T46">arr2</text:span>);</text:p>
      <text:p text:style-name="P56"/>
      <text:p text:style-name="P40"/>
      <text:p text:style-name="P55"/>
      <text:p text:style-name="P31"/>
      <text:p text:style-name="P31"/>
      <text:h text:style-name="P24" text:outline-level="2">ES6: Use Destructuring Assignment to Assign Variables from Objects</text:h>
      <text:p text:style-name="P53"/>
      <text:p text:style-name="P45"><text:span text:style-name="T40">const</text:span> <text:span text:style-name="T58">AVG_TEMPERATURES</text:span> = {</text:p>
      <text:p text:style-name="P31"><text:span text:style-name="T46">today</text:span>: <text:span text:style-name="T56">77.5</text:span>,</text:p>
      <text:p text:style-name="P31"><text:span text:style-name="T46">tomorrow</text:span>: <text:span text:style-name="T56">79</text:span></text:p>
      <text:p text:style-name="P31">};</text:p>
      <text:p text:style-name="P39"/>
      <text:p text:style-name="P31"><text:span text:style-name="T40">function</text:span> <text:span text:style-name="T46">getTempOfTmrw</text:span>(<text:span text:style-name="T46">avgTemperatures</text:span>) {</text:p>
      <text:p text:style-name="P31"><text:span text:style-name="T53">"use strict"</text:span>;</text:p>
      <text:p text:style-name="P40">// change code below this line</text:p>
      <text:p text:style-name="P35"><text:span text:style-name="T40">const</text:span> {<text:span text:style-name="T46">tomorrow</text:span>: <text:span text:style-name="T46">tempOfTomorrow</text:span> } = <text:span text:style-name="T58">AVG_TEMPERATURES</text:span>; <text:span text:style-name="T61">// change this line</text:span></text:p>
      <text:p text:style-name="P40">// change code above this line</text:p>
      <text:p text:style-name="P31"><text:span text:style-name="T40">return</text:span> <text:span text:style-name="T46">tempOfTomorrow</text:span>;</text:p>
      <text:p text:style-name="P31">}</text:p>
      <text:p text:style-name="P39"/>
      <text:p text:style-name="P31"><text:span text:style-name="T46">console</text:span>.<text:span text:style-name="T46">log</text:span>(<text:span text:style-name="T46">getTempOfTmrw</text:span>(<text:span text:style-name="T58">AVG_TEMPERATURES</text:span>)); <text:span text:style-name="T61">// should be 79</text:span></text:p>
      <text:p text:style-name="P53"><text:soft-page-break/></text:p>
      <text:p text:style-name="P53"/>
      <text:h text:style-name="P24" text:outline-level="2">ES6: Use Destructuring Assignment to Assign Variables from Nested Objects</text:h>
      <text:p text:style-name="P45"><text:span text:style-name="T40">const</text:span> <text:span text:style-name="T58">LOCAL_FORECAST</text:span> = {</text:p>
      <text:p text:style-name="P31"><text:span text:style-name="T46">today</text:span>: { <text:span text:style-name="T46">min</text:span>: <text:span text:style-name="T56">72</text:span>, <text:span text:style-name="T46">max</text:span>: <text:span text:style-name="T56">83</text:span> },</text:p>
      <text:p text:style-name="P31"><text:span text:style-name="T46">tomorrow</text:span>: { <text:span text:style-name="T46">min</text:span>: <text:span text:style-name="T56">73.3</text:span>, <text:span text:style-name="T46">max</text:span>: <text:span text:style-name="T56">84.6</text:span> }</text:p>
      <text:p text:style-name="P31">};</text:p>
      <text:p text:style-name="P39"/>
      <text:p text:style-name="P31"><text:span text:style-name="T40">function</text:span> <text:span text:style-name="T46">getMaxOfTmrw</text:span>(<text:span text:style-name="T46">forecast</text:span>) {</text:p>
      <text:p text:style-name="P31"><text:span text:style-name="T53">"use strict"</text:span>;</text:p>
      <text:p text:style-name="P40">// change code below this line</text:p>
      <text:p text:style-name="P31"><text:span text:style-name="T40">const</text:span> {<text:span text:style-name="T46">tomorrow</text:span>: {<text:span text:style-name="T46">max</text:span>: <text:span text:style-name="T46">maxOfTomorrow</text:span>}} = <text:span text:style-name="T46">forecast</text:span>; <text:span text:style-name="T61">// change this line</text:span></text:p>
      <text:p text:style-name="P40">// change code above this line</text:p>
      <text:p text:style-name="P31"><text:span text:style-name="T40">return</text:span> <text:span text:style-name="T46">maxOfTomorrow</text:span>;</text:p>
      <text:p text:style-name="P31">}</text:p>
      <text:p text:style-name="P39"/>
      <text:p text:style-name="P31"><text:span text:style-name="T46">console</text:span>.<text:span text:style-name="T46">log</text:span>(<text:span text:style-name="T46">getMaxOfTmrw</text:span>(<text:span text:style-name="T58">LOCAL_FORECAST</text:span>)); <text:span text:style-name="T61">// should be 84.6</text:span></text:p>
      <text:p text:style-name="P40"/>
      <text:h text:style-name="P27" text:outline-level="2">ES6: Use Destructuring Assignment to Assign Variables from Arrays</text:h>
      <text:p text:style-name="P53"><text:span text:style-name="T5">Use destructuring assignment to swap the values of </text:span><text:span text:style-name="Source_20_Text"><text:span text:style-name="T68">a</text:span></text:span><text:span text:style-name="T69"> </text:span><text:span text:style-name="T5">and </text:span><text:span text:style-name="Source_20_Text"><text:span text:style-name="T68">b</text:span></text:span><text:span text:style-name="T69"> </text:span><text:span text:style-name="T5">so that </text:span><text:span text:style-name="Source_20_Text"><text:span text:style-name="T68">a</text:span></text:span><text:span text:style-name="T69"> </text:span><text:span text:style-name="T5">receives the value stored in </text:span><text:span text:style-name="Source_20_Text"><text:span text:style-name="T68">b</text:span></text:span><text:span text:style-name="T5">, and </text:span><text:span text:style-name="Source_20_Text"><text:span text:style-name="T68">b</text:span></text:span><text:span text:style-name="T69"> </text:span><text:span text:style-name="T5">receives the value stored in </text:span><text:span text:style-name="Source_20_Text"><text:span text:style-name="T68">a</text:span></text:span><text:span text:style-name="T5">.</text:span><text:span text:style-name="T62"> </text:span></text:p>
      <text:p text:style-name="P45"><text:span text:style-name="T45">let</text:span><text:span text:style-name="T69"> </text:span><text:span text:style-name="T52">a</text:span><text:span text:style-name="T69"> = </text:span><text:span text:style-name="T57">8</text:span><text:span text:style-name="T69">, </text:span><text:span text:style-name="T52">b</text:span><text:span text:style-name="T69"> = </text:span><text:span text:style-name="T57">6</text:span><text:span text:style-name="T69">;</text:span></text:p>
      <text:p text:style-name="P40">// change code below this line</text:p>
      <text:p text:style-name="P35">[<text:span text:style-name="T46">a</text:span>, <text:span text:style-name="T46">b</text:span>] = [<text:span text:style-name="T46">b</text:span>, <text:span text:style-name="T46">a</text:span>];</text:p>
      <text:p text:style-name="P40">// change code above this line</text:p>
      <text:p text:style-name="P31"><text:span text:style-name="T46">console</text:span>.<text:span text:style-name="T46">log</text:span>(<text:span text:style-name="T46">a</text:span>); <text:span text:style-name="T61">// should be 6</text:span></text:p>
      <text:p text:style-name="P31"><text:span text:style-name="T46">console</text:span>.<text:span text:style-name="T46">log</text:span>(<text:span text:style-name="T46">b</text:span>); <text:span text:style-name="T61">// should be 8</text:span></text:p>
      <text:p text:style-name="P31"/>
      <text:p text:style-name="P56"/>
      <text:p text:style-name="P57"/>
      <text:p text:style-name="P57"/>
      <text:p text:style-name="P40"/>
      <text:p text:style-name="P53"/>
      <text:p text:style-name="P53"/>
      <text:h text:style-name="P24" text:outline-level="2"><text:soft-page-break/>ES6: Use Destructuring Assignment with the Rest Parameter to Reassign Array Elements</text:h>
      <text:p text:style-name="P45"><text:span text:style-name="T40">const</text:span> <text:span text:style-name="T46">source</text:span> = [<text:span text:style-name="T56">1</text:span>,<text:span text:style-name="T56">2</text:span>,<text:span text:style-name="T56">3</text:span>,<text:span text:style-name="T56">4</text:span>,<text:span text:style-name="T56">5</text:span>,<text:span text:style-name="T56">6</text:span>,<text:span text:style-name="T56">7</text:span>,<text:span text:style-name="T56">8</text:span>,<text:span text:style-name="T56">9</text:span>,<text:span text:style-name="T56">10</text:span>];</text:p>
      <text:p text:style-name="P31"><text:span text:style-name="T40">function</text:span> <text:span text:style-name="T46">removeFirstTwo</text:span>(<text:span text:style-name="T46">list</text:span>) {</text:p>
      <text:p text:style-name="P31"><text:span text:style-name="T53">"use strict"</text:span>;</text:p>
      <text:p text:style-name="P40">// change code below this line</text:p>
      <text:p text:style-name="P31"><text:span text:style-name="T40">const</text:span> [<text:span text:style-name="T55">, , ...</text:span><text:span text:style-name="T48">arr</text:span>] = <text:span text:style-name="T46">list</text:span>; <text:span text:style-name="T61">// change this</text:span></text:p>
      <text:p text:style-name="P40">// change code above this line</text:p>
      <text:p text:style-name="P31"><text:span text:style-name="T40">return</text:span> <text:span text:style-name="T46">arr</text:span>;</text:p>
      <text:p text:style-name="P31">}</text:p>
      <text:p text:style-name="P31"><text:span text:style-name="T40">const</text:span> <text:span text:style-name="T46">arr</text:span> = <text:span text:style-name="T46">removeFirstTwo</text:span>(<text:span text:style-name="T46">source</text:span>);</text:p>
      <text:p text:style-name="P31"><text:span text:style-name="T46">console</text:span>.<text:span text:style-name="T46">log</text:span>(<text:span text:style-name="T46">arr</text:span>); <text:span text:style-name="T61">// should be [3,4,5,6,7,8,9,10]</text:span></text:p>
      <text:p text:style-name="P31"><text:span text:style-name="T46">console</text:span>.<text:span text:style-name="T46">log</text:span>(<text:span text:style-name="T46">source</text:span>); <text:span text:style-name="T61">// should be [1,2,3,4,5,6,7,8,9,10];</text:span></text:p>
      <text:p text:style-name="P53"/>
      <text:p text:style-name="P31"/>
      <text:h text:style-name="P19" text:outline-level="2">ES6: Use Destructuring Assignment to Pass an Object as a Function's Parameters</text:h>
      <text:p text:style-name="P14"><text:span text:style-name="T40">const</text:span> <text:span text:style-name="T46">stats</text:span> = {</text:p>
      <text:p text:style-name="P31"><text:span text:style-name="T46">max</text:span>: <text:span text:style-name="T56">56.78</text:span>,</text:p>
      <text:p text:style-name="P31"><text:span text:style-name="T46">standard_deviation</text:span>: <text:span text:style-name="T56">4.34</text:span>,</text:p>
      <text:p text:style-name="P31"><text:span text:style-name="T46">median</text:span>: <text:span text:style-name="T56">34.54</text:span>,</text:p>
      <text:p text:style-name="P31"><text:span text:style-name="T46">mode</text:span>: <text:span text:style-name="T56">23.87</text:span>,</text:p>
      <text:p text:style-name="P31"><text:span text:style-name="T46">min</text:span>: -<text:span text:style-name="T56">0.75</text:span>,</text:p>
      <text:p text:style-name="P31"><text:span text:style-name="T46">average</text:span>: <text:span text:style-name="T56">35.85</text:span></text:p>
      <text:p text:style-name="P31">};</text:p>
      <text:p text:style-name="P39"/>
      <text:p text:style-name="P40">// change code below this line</text:p>
      <text:p text:style-name="P31"><text:span text:style-name="T40">const</text:span> <text:span text:style-name="T46">half</text:span> = (<text:span text:style-name="T46">stats</text:span>) =&gt; (<text:span text:style-name="T46">stats</text:span>.<text:span text:style-name="T46">max</text:span> + <text:span text:style-name="T46">stats</text:span>.<text:span text:style-name="T46">min</text:span>) <text:span text:style-name="T63">/ 2.0; /</text:span>/ <text:span text:style-name="T46">use</text:span> <text:span text:style-name="T40">function</text:span> <text:span text:style-name="T46">argument</text:span> <text:span text:style-name="T46">destructuring</text:span></text:p>
      <text:p text:style-name="P41">answer:</text:p>
      <text:p text:style-name="P31"><text:span text:style-name="T40">const</text:span> <text:span text:style-name="T48">half</text:span><text:span text:style-name="T55"> = ({</text:span><text:span text:style-name="T48">max</text:span><text:span text:style-name="T55">, </text:span><text:span text:style-name="T48">min</text:span><text:span text:style-name="T55">}) =&gt; (</text:span><text:span text:style-name="T48">max </text:span><text:span text:style-name="T49">+</text:span><text:span text:style-name="T55"> </text:span><text:span text:style-name="T48">min</text:span><text:span text:style-name="T55">)</text:span> <text:span text:style-name="T63">/ 2.0; /</text:span>/ <text:span text:style-name="T46">use</text:span> <text:span text:style-name="T40">function</text:span> <text:span text:style-name="T46">argument</text:span> <text:span text:style-name="T46">destructuring</text:span></text:p>
      <text:p text:style-name="P40">// change code above this line</text:p>
      <text:p text:style-name="P39"/>
      <text:p text:style-name="P31"><text:span text:style-name="T46">console</text:span>.<text:span text:style-name="T46">log</text:span>(<text:span text:style-name="T46">stats</text:span>); <text:span text:style-name="T61">// should be object</text:span></text:p>
      <text:p text:style-name="P31"><text:span text:style-name="T46">console</text:span>.<text:span text:style-name="T46">log</text:span>(<text:span text:style-name="T46">half</text:span>(<text:span text:style-name="T46">stats</text:span>)); <text:span text:style-name="T61">// should be 28.015</text:span></text:p>
      <text:p text:style-name="P11"/>
      <text:p text:style-name="P31"/>
      <text:h text:style-name="P25" text:outline-level="2">ES6: Create Strings using Template Literals</text:h>
      <text:p text:style-name="P44"/>
      <text:p text:style-name="P34"><text:soft-page-break/><text:span text:style-name="T40">const</text:span> <text:span text:style-name="T46">result</text:span> = {</text:p>
      <text:p text:style-name="P31"><text:span text:style-name="T46">success</text:span>: [<text:span text:style-name="T53">"max-length"</text:span>, <text:span text:style-name="T53">"no-amd"</text:span>, <text:span text:style-name="T53">"prefer-arrow-functions"</text:span>],</text:p>
      <text:p text:style-name="P31"><text:span text:style-name="T46">failure</text:span>: [<text:span text:style-name="T53">"no-var"</text:span>, <text:span text:style-name="T53">"var-on-top"</text:span>, <text:span text:style-name="T53">"linebreak"</text:span>],</text:p>
      <text:p text:style-name="P31"><text:span text:style-name="T46">skipped</text:span>: [<text:span text:style-name="T53">"id-blacklist"</text:span>, <text:span text:style-name="T53">"no-dup-keys"</text:span>]</text:p>
      <text:p text:style-name="P31">};</text:p>
      <text:p text:style-name="P31"><text:span text:style-name="T40">function</text:span> <text:span text:style-name="T46">makeList</text:span>(<text:span text:style-name="T46">arr</text:span>) {</text:p>
      <text:p text:style-name="P31"><text:span text:style-name="T53">"use strict"</text:span>;</text:p>
      <text:p text:style-name="P39"/>
      <text:p text:style-name="P40">// change code below this line</text:p>
      <text:p text:style-name="P35"><text:span text:style-name="T40">const</text:span> <text:span text:style-name="T46">resultDisplayArray</text:span> = [];</text:p>
      <text:p text:style-name="P35"><text:span text:style-name="T40">for</text:span> (<text:span text:style-name="T40">let</text:span> <text:span text:style-name="T46">i</text:span> = <text:span text:style-name="T56">0</text:span>; <text:span text:style-name="T46">i</text:span> &lt; <text:span text:style-name="T46">arr</text:span>.<text:span text:style-name="T46">length</text:span>; <text:span text:style-name="T46">i</text:span>++) {</text:p>
      <text:p text:style-name="P35"><text:span text:style-name="T46">resultDisplayArray</text:span>.<text:span text:style-name="T46">push</text:span>(<text:span text:style-name="T53">`&lt;li class="text-warning"&gt;</text:span>${<text:span text:style-name="T46">arr</text:span>[<text:span text:style-name="T46">i</text:span>]}<text:span text:style-name="T53">&lt;/li&gt;`</text:span>)</text:p>
      <text:p text:style-name="P38"><text:span text:style-name="T64">}</text:span><text:span text:style-name="T13">ES6: Write Concise Object Literal Declarations Using Simple Fields</text:span></text:p>
      <text:p text:style-name="P35"/>
      <text:p text:style-name="P40">// change code above this line</text:p>
      <text:p text:style-name="P39"/>
      <text:p text:style-name="P31"><text:span text:style-name="T40">return</text:span> <text:span text:style-name="T46">resultDisplayArray</text:span>;</text:p>
      <text:p text:style-name="P31">}</text:p>
      <text:p text:style-name="P40">/**</text:p>
      <text:p text:style-name="P40">* makeList(result.failure) should return:</text:p>
      <text:p text:style-name="P40">* [ `&lt;li class="text-warning"&gt;no-var&lt;/li&gt;`,</text:p>
      <text:p text:style-name="P40">* `&lt;li class="text-warning"&gt;var-on-top&lt;/li&gt;`,</text:p>
      <text:p text:style-name="P40">* `&lt;li class="text-warning"&gt;linebreak&lt;/li&gt;` ]</text:p>
      <text:p text:style-name="P40">**/</text:p>
      <text:p text:style-name="P31"><text:span text:style-name="T40">const</text:span> <text:span text:style-name="T46">resultDisplayArray</text:span> = <text:span text:style-name="T46">makeList</text:span>(<text:span text:style-name="T46">result</text:span>.<text:span text:style-name="T46">failure</text:span>);</text:p>
      <text:p text:style-name="P39"/>
      <text:p text:style-name="P31"><text:span text:style-name="T46">console</text:span>.<text:span text:style-name="T46">log</text:span>(<text:span text:style-name="T46">resultDisplayArray</text:span>);</text:p>
      <text:p text:style-name="P44"/>
      <text:p text:style-name="P44"/>
      <text:h text:style-name="P20" text:outline-level="2">ES6: Write Concise Object Literal Declarations Using Simple Fields</text:h>
      <text:p text:style-name="P32"><text:span text:style-name="T40">const</text:span> <text:span text:style-name="T46">createPerson</text:span> = (<text:span text:style-name="T46">name</text:span>, <text:span text:style-name="T46">age</text:span>, <text:span text:style-name="T46">gender</text:span>) =&gt; {</text:p>
      <text:p text:style-name="P31"><text:span text:style-name="T53">"use strict"</text:span>;</text:p>
      <text:p text:style-name="P40">// change code below this line</text:p>
      <text:p text:style-name="P31"><text:span text:style-name="T40">return</text:span> {</text:p>
      <text:p text:style-name="P31"><text:span text:style-name="T46">name</text:span>: <text:span text:style-name="T46">name</text:span>,</text:p>
      <text:p text:style-name="P31"><text:span text:style-name="T46">age</text:span>: <text:span text:style-name="T46">age</text:span>,</text:p>
      <text:p text:style-name="P31"><text:span text:style-name="T46">gender</text:span>: <text:span text:style-name="T46">gender</text:span></text:p>
      <text:p text:style-name="P31">};</text:p>
      <text:p text:style-name="P40">// change code above this line</text:p>
      <text:p text:style-name="P31">};</text:p>
      <text:p text:style-name="P31"><text:span text:style-name="T46">console</text:span>.<text:span text:style-name="T46">log</text:span>(<text:span text:style-name="T46">createPerson</text:span>(<text:span text:style-name="T53">"Zodiac Hasbro"</text:span>, <text:span text:style-name="T56">56</text:span>, <text:span text:style-name="T53">"male"</text:span>)); <text:span text:style-name="T61">// returns a proper object</text:span></text:p>
      <text:p text:style-name="P47"/>
      <text:p text:style-name="P36"><text:span text:style-name="T40">const</text:span> <text:span text:style-name="T46">createPerson</text:span> = (<text:span text:style-name="T46">name</text:span>, <text:span text:style-name="T46">age</text:span>, <text:span text:style-name="T46">gender</text:span>) =&gt; ( {<text:span text:style-name="T46">name</text:span>, <text:span text:style-name="T46">age</text:span>, <text:span text:style-name="T46">gender</text:span>} );</text:p>
      <text:p text:style-name="P47"/>
      <text:h text:style-name="P21" text:outline-level="2"><text:soft-page-break/>ES6: Write Concise Declarative Functions with ES6</text:h>
      <text:p text:style-name="P42">// change code below this line</text:p>
      <text:p text:style-name="P31"><text:span text:style-name="T40">const</text:span> <text:span text:style-name="T46">bicycle</text:span> = {</text:p>
      <text:p text:style-name="P31"><text:span text:style-name="T46">gear</text:span>: <text:span text:style-name="T56">2</text:span>,</text:p>
      <text:p text:style-name="P31"><text:span text:style-name="T46">setGear</text:span><text:span text:style-name="T55">: </text:span><text:span text:style-name="T42">function</text:span>(<text:span text:style-name="T46">newGear</text:span>) {</text:p>
      <text:p text:style-name="P31"><text:span text:style-name="T40">this</text:span>.<text:span text:style-name="T46">gear</text:span> = <text:span text:style-name="T46">newGear</text:span>;</text:p>
      <text:p text:style-name="P31">}</text:p>
      <text:p text:style-name="P31">};</text:p>
      <text:p text:style-name="P40">// change code above this line</text:p>
      <text:p text:style-name="P31"><text:span text:style-name="T46">bicycle</text:span>.<text:span text:style-name="T46">setGear</text:span>(<text:span text:style-name="T56">3</text:span>);</text:p>
      <text:p text:style-name="P31"><text:span text:style-name="T46">console</text:span>.<text:span text:style-name="T46">log</text:span>(<text:span text:style-name="T46">bicycle</text:span>.<text:span text:style-name="T46">gear</text:span>);</text:p>
      <text:p text:style-name="P47"/>
      <text:p text:style-name="P48">delete function and :</text:p>
      <text:p text:style-name="P48"/>
      <text:h text:style-name="P22" text:outline-level="2">ES6: Use class Syntax to Define a Constructor Function</text:h>
      <text:p text:style-name="P43">/* Alter code below this line */</text:p>
      <text:p text:style-name="P31"><text:span text:style-name="T40">class</text:span> <text:span text:style-name="T58">Vegetable</text:span> {</text:p>
      <text:p text:style-name="P31"><text:span text:style-name="T40">constructor</text:span>(<text:span text:style-name="T46">name</text:span>) {</text:p>
      <text:p text:style-name="P31"><text:span text:style-name="T40">this</text:span>.<text:span text:style-name="T46">name</text:span> = <text:span text:style-name="T46">name</text:span>;</text:p>
      <text:p text:style-name="P31">}</text:p>
      <text:p text:style-name="P31">}</text:p>
      <text:p text:style-name="P31"><text:span text:style-name="T40">const</text:span> <text:span text:style-name="T46">name</text:span> = <text:span text:style-name="T40">new</text:span> <text:span text:style-name="T58">Vegetable</text:span>(<text:span text:style-name="T53">`carrot`</text:span>);</text:p>
      <text:p text:style-name="P40">/* Alter code above this line */</text:p>
      <text:p text:style-name="P39"/>
      <text:p text:style-name="P31"><text:span text:style-name="T40">const</text:span> <text:span text:style-name="T46">carrot</text:span> = <text:span text:style-name="T40">new</text:span> <text:span text:style-name="T58">Vegetable</text:span>(<text:span text:style-name="T53">'carrot'</text:span>);</text:p>
      <text:p text:style-name="P31"><text:span text:style-name="T46">console</text:span>.<text:span text:style-name="T46">log</text:span>(<text:span text:style-name="T46">carrot</text:span>.<text:span text:style-name="T46">name</text:span>); <text:span text:style-name="T61">// =&gt; should be 'carrot'</text:span></text:p>
      <text:p text:style-name="P48"/>
      <text:p text:style-name="P48"/>
      <text:h text:style-name="P26" text:outline-level="2"> <text:span text:style-name="T65">Use getters and setters to Control Access to an Object</text:span></text:h>
      <text:p text:style-name="P48"><text:span text:style-name="T8">Use </text:span><text:span text:style-name="Source_20_Text"><text:span text:style-name="T22">class</text:span></text:span><text:span text:style-name="T15"> </text:span><text:span text:style-name="T8">keyword to create a Thermostat class. The constructor accepts Fahrenheit temperature. Now create </text:span><text:span text:style-name="Source_20_Text"><text:span text:style-name="T22">getter</text:span></text:span><text:span text:style-name="T15"> </text:span><text:span text:style-name="T8">and </text:span><text:span text:style-name="Source_20_Text"><text:span text:style-name="T22">setter</text:span></text:span><text:span text:style-name="T15"> </text:span><text:span text:style-name="T8">in the class, to obtain the temperature in Celsius scale. Remember that </text:span><text:span text:style-name="Source_20_Text"><text:span text:style-name="T22">C = 5/9 * (F - 32)</text:span></text:span><text:span text:style-name="T15"> </text:span><text:span text:style-name="T8">and </text:span><text:span text:style-name="Source_20_Text"><text:span text:style-name="T22">F = C * 9.0 / 5 + 32</text:span></text:span><text:span text:style-name="T8">, where F is the value of temperature in Fahrenheit scale, and C is the value of the same temperature in Celsius scale </text:span><text:span text:style-name="Strong_20_Emphasis"><text:span text:style-name="T8">Note:</text:span></text:span><text:line-break/><text:span text:style-name="T8">When you implement this, you would be tracking the temperature inside the class in one scale - either Fahrenheit or Celsius. This is the power of getter or setter - you are creating an API for another user, who would get the correct result, no matter which one you track. In other words, you are abstracting implementation details from the consumer</text:span> </text:p>
      <text:p text:style-name="P48"/>
      <text:p text:style-name="P43">/* Alter code below this line */</text:p>
      <text:p text:style-name="P31"><text:soft-page-break/><text:span text:style-name="T40">function</text:span> <text:span text:style-name="T46">makeClass</text:span>() {</text:p>
      <text:p text:style-name="P31"><text:span text:style-name="T40">class</text:span> <text:span text:style-name="T58">Thermostat</text:span> {</text:p>
      <text:p text:style-name="P31"><text:span text:style-name="T40">constructor</text:span>(<text:span text:style-name="T46">temp</text:span>) {</text:p>
      <text:p text:style-name="P31"><text:span text:style-name="T40">this</text:span>.<text:span text:style-name="T46">_temp</text:span> = <text:span text:style-name="T56">5</text:span>/<text:span text:style-name="T56">9</text:span> * (<text:span text:style-name="T46">temp</text:span> - <text:span text:style-name="T56">32</text:span>);</text:p>
      <text:p text:style-name="P31">}</text:p>
      <text:p text:style-name="P31"><text:span text:style-name="T40">get</text:span> <text:span text:style-name="T46">temperature</text:span>(){</text:p>
      <text:p text:style-name="P31"><text:span text:style-name="T40">return</text:span> <text:span text:style-name="T40">this</text:span>.<text:span text:style-name="T46">_temp</text:span>;</text:p>
      <text:p text:style-name="P31">}</text:p>
      <text:p text:style-name="P31"><text:span text:style-name="T40">set</text:span> <text:span text:style-name="T46">temperature</text:span>(<text:span text:style-name="T46">updatedTemp</text:span>) {</text:p>
      <text:p text:style-name="P31"><text:span text:style-name="T40">this</text:span>.<text:span text:style-name="T46">_temp</text:span> = <text:span text:style-name="T46">updatedTemp</text:span>;</text:p>
      <text:p text:style-name="P31">} </text:p>
      <text:p text:style-name="P31">}</text:p>
      <text:p text:style-name="P31"><text:span text:style-name="T40">return</text:span> <text:span text:style-name="T58">Thermostat</text:span>;</text:p>
      <text:p text:style-name="P31">}</text:p>
      <text:p text:style-name="P40">/* Alter code above this line */</text:p>
      <text:p text:style-name="P31"><text:span text:style-name="T40">const</text:span> <text:span text:style-name="T58">Thermostat</text:span> = <text:span text:style-name="T46">makeClass</text:span>();</text:p>
      <text:p text:style-name="P31"><text:span text:style-name="T40">const</text:span> <text:span text:style-name="T46">thermos</text:span> = <text:span text:style-name="T40">new</text:span> <text:span text:style-name="T58">Thermostat</text:span>(<text:span text:style-name="T56">76</text:span>); <text:span text:style-name="T61">// setting in Fahrenheit scale</text:span></text:p>
      <text:p text:style-name="P31"><text:span text:style-name="T40">let</text:span> <text:span text:style-name="T46">temp</text:span> = <text:span text:style-name="T46">thermos</text:span>.<text:span text:style-name="T46">temperature</text:span>; <text:span text:style-name="T61">// 24.44 in C</text:span></text:p>
      <text:p text:style-name="P31"><text:span text:style-name="T46">thermos</text:span>.<text:span text:style-name="T46">temperature</text:span> = <text:span text:style-name="T56">26</text:span>;</text:p>
      <text:p text:style-name="P31"><text:span text:style-name="T46">temp</text:span> = <text:span text:style-name="T46">thermos</text:span>.<text:span text:style-name="T46">temperature</text:span>; <text:span text:style-name="T61">// 26 in C</text:span></text:p>
      <text:p text:style-name="P48"/>
      <text:p text:style-name="P48"/>
      <text:h text:style-name="P22" text:outline-level="2">ES6: Understand the Differences Between import and require</text:h>
      <text:p text:style-name="P48"><text:span text:style-name="T8">Add the appropriate </text:span><text:span text:style-name="Source_20_Text"><text:span text:style-name="T18">import</text:span></text:span><text:span text:style-name="T8"> statement that will allow the current file to use the </text:span><text:span text:style-name="Source_20_Text"><text:span text:style-name="T18">capitalizeString</text:span></text:span><text:span text:style-name="T8"> function. The file where this function lives is called </text:span><text:span text:style-name="Source_20_Text"><text:span text:style-name="T18">"string_functions"</text:span></text:span><text:span text:style-name="T8">, and it is in the same directory as the current file.</text:span></text:p>
      <text:p text:style-name="P28"/>
      <text:p text:style-name="P3"><text:span text:style-name="T53">"use strict"</text:span>;</text:p>
      <text:p text:style-name="P31"><text:span text:style-name="T46">capitalizeString</text:span>(<text:span text:style-name="T53">"hello!"</text:span>);</text:p>
      <text:p text:style-name="P31"><text:span text:style-name="T40">import</text:span> { <text:span text:style-name="T46">capitalizeString</text:span> } <text:span text:style-name="T40">from</text:span> <text:span text:style-name="T53">"string_functions"</text:span></text:p>
      <text:p text:style-name="P1"/>
      <text:p text:style-name="P1"/>
      <text:h text:style-name="P5" text:outline-level="2">ES6: Use export to Reuse a Code Block</text:h>
      <text:p text:style-name="P2"/>
      <text:p text:style-name="P2"><text:span text:style-name="T4">Below are two variables that I want to make available for other files to use. Utilizing the first way I demonstrated </text:span><text:span text:style-name="Source_20_Text"><text:span text:style-name="T67">export</text:span></text:span><text:span text:style-name="T4">, export the two variables</text:span> </text:p>
      <text:p text:style-name="P4"><text:span text:style-name="T53">"use strict"</text:span>;</text:p>
      <text:p text:style-name="P31"><text:span text:style-name="T40">const</text:span> <text:span text:style-name="T46">foo</text:span> = <text:span text:style-name="T53">"bar"</text:span>;</text:p>
      <text:p text:style-name="P31"><text:span text:style-name="T40">const</text:span> <text:span text:style-name="T46">bar</text:span> = <text:span text:style-name="T53">"foo"</text:span>;</text:p>
      <text:p text:style-name="P2"/>
      <text:p text:style-name="P4"><text:span text:style-name="T53">"use strict"</text:span>;</text:p>
      <text:p text:style-name="P31"><text:soft-page-break/><text:span text:style-name="T40">const</text:span> <text:span text:style-name="T46">capitalizeString</text:span> = (<text:span text:style-name="T46">string</text:span>) =&gt; {</text:p>
      <text:p text:style-name="P31"><text:span text:style-name="T40">return</text:span> <text:span text:style-name="T46">string</text:span>.<text:span text:style-name="T46">charAt</text:span>(<text:span text:style-name="T56">0</text:span>).<text:span text:style-name="T46">toUpperCase</text:span>() + <text:span text:style-name="T46">string</text:span>.<text:span text:style-name="T46">slice</text:span>(<text:span text:style-name="T56">1</text:span>);</text:p>
      <text:p text:style-name="P31">}</text:p>
      <text:p text:style-name="P31"><text:span text:style-name="T40">export</text:span> <text:span text:style-name="T40">const</text:span> <text:span text:style-name="T46">foo</text:span> = <text:span text:style-name="T53">"bar"</text:span>;</text:p>
      <text:p text:style-name="P31"><text:span text:style-name="T40">export</text:span> <text:span text:style-name="T40">const</text:span> <text:span text:style-name="T46">bar</text:span> = <text:span text:style-name="T53">"foo"</text:span>;</text:p>
      <text:p text:style-name="P58"/>
      <text:p text:style-name="P31"><text:span text:style-name="T40">export</text:span> { <text:span text:style-name="T46">capitalizeString</text:span> };</text:p>
      <text:p text:style-name="P2"/>
      <text:h text:style-name="P5" text:outline-level="2">ES6: Use * to Import Everything from a File</text:h>
      <text:p text:style-name="P2"/>
      <text:p text:style-name="P6"><text:span text:style-name="Source_20_Text"><text:span text:style-name="T66">import * as object_with_name_of_your_choice from "file_path_goes_here"</text:span></text:span></text:p>
      <text:p text:style-name="P49"><text:span text:style-name="Source_20_Text"><text:span text:style-name="T18">object_with_name_of_your_choice.imported_function</text:span></text:span></text:p>
      <text:p text:style-name="P49"><text:span text:style-name="Source_20_Text"><text:span text:style-name="T18"/></text:span></text:p>
      <text:p text:style-name="P49"><text:span text:style-name="Source_20_Text"><text:span text:style-name="T10">The code in this file requires the contents of another file, </text:span></text:span><text:span text:style-name="Source_20_Text"><text:span text:style-name="T18">"capitalize_strings"</text:span></text:span><text:span text:style-name="Source_20_Text"><text:span text:style-name="T10">, that is in the same directory as the current file. Add the appropriate </text:span></text:span><text:span text:style-name="Source_20_Text"><text:span text:style-name="T18">import * as</text:span></text:span><text:span text:style-name="Source_20_Text"><text:span text:style-name="T16"> </text:span></text:span><text:span text:style-name="Source_20_Text"><text:span text:style-name="T10">statement to the top of the file</text:span></text:span><text:span text:style-name="Source_20_Text"><text:span text:style-name="T18"> </text:span></text:span></text:p>
      <text:p text:style-name="P50"><text:span text:style-name="Source_20_Text"><text:span text:style-name="T36">"use strict"</text:span></text:span><text:span text:style-name="Source_20_Text"><text:span text:style-name="T34">;</text:span></text:span></text:p>
      <text:p text:style-name="P31"><text:span text:style-name="T40">import</text:span> * <text:span text:style-name="T46">as</text:span> <text:span text:style-name="T46">my_file</text:span> <text:span text:style-name="T40">from</text:span> <text:span text:style-name="T53">"capitalize_strings"</text:span>;</text:p>
      <text:p text:style-name="P31"><text:span text:style-name="T46">my_file</text:span>.<text:span text:style-name="T46">imported_function</text:span></text:p>
      <text:p text:style-name="P49"><text:span text:style-name="Source_20_Text"><text:span text:style-name="T18"/></text:span></text:p>
      <text:h text:style-name="P51" text:outline-level="2"><text:span text:style-name="Source_20_Text"><text:span text:style-name="T14">ES6: Create an Export Fallback with export default</text:span></text:span></text:h>
      <text:p text:style-name="P52"><text:span text:style-name="Source_20_Text"><text:span text:style-name="T14"/></text:span></text:p>
      <text:p text:style-name="P50"><text:span text:style-name="Source_20_Text"><text:span text:style-name="T37">"use strict"</text:span></text:span><text:span text:style-name="Source_20_Text"><text:span text:style-name="T35">;</text:span></text:span></text:p>
      <text:p text:style-name="P31"><text:span text:style-name="T40">function</text:span> <text:span text:style-name="T46">subtract</text:span>(<text:span text:style-name="T46">x</text:span>,<text:span text:style-name="T46">y</text:span>) {<text:span text:style-name="T40">return</text:span> <text:span text:style-name="T46">x</text:span> - <text:span text:style-name="T46">y</text:span>;}</text:p>
      <text:p text:style-name="P52"><text:span text:style-name="Source_20_Text"><text:span text:style-name="T14"/></text:span></text:p>
      <text:p text:style-name="P50"><text:span text:style-name="Source_20_Text"><text:span text:style-name="T37">"use strict"</text:span></text:span><text:span text:style-name="Source_20_Text"><text:span text:style-name="T35">;</text:span></text:span></text:p>
      <text:p text:style-name="P31"><text:span text:style-name="T42">export</text:span><text:span text:style-name="T55"> </text:span><text:span text:style-name="T42">default</text:span> <text:span text:style-name="T40">function</text:span> <text:span text:style-name="T46">subtract</text:span>(<text:span text:style-name="T46">x</text:span>,<text:span text:style-name="T46">y</text:span>) {<text:span text:style-name="T40">return</text:span> <text:span text:style-name="T46">x</text:span> - <text:span text:style-name="T46">y</text:span>;}</text:p>
      <text:p text:style-name="P52"><text:span text:style-name="Source_20_Text"><text:span text:style-name="T14"/></text:span></text:p>
      <text:h text:style-name="P51" text:outline-level="2"><text:span text:style-name="Source_20_Text"><text:span text:style-name="T14">ES6: Import a Default Export</text:span></text:span></text:h>
      <text:p text:style-name="P52"><text:span text:style-name="Source_20_Text"><text:span text:style-name="T14"/></text:span></text:p>
      <text:p text:style-name="P50"><text:span text:style-name="Source_20_Text"><text:span text:style-name="T37">"use strict"</text:span></text:span><text:span text:style-name="Source_20_Text"><text:span text:style-name="T35">;</text:span></text:span></text:p>
      <text:p text:style-name="P31"><text:span text:style-name="T46">subtract</text:span>(<text:span text:style-name="T56">7</text:span>,<text:span text:style-name="T56">4</text:span>);</text:p>
      <text:p text:style-name="P52"><text:span text:style-name="Source_20_Text"><text:span text:style-name="T14"/></text:span></text:p>
      <text:p text:style-name="P50"><text:span text:style-name="Source_20_Text"><text:span text:style-name="T37">"use strict"</text:span></text:span><text:span text:style-name="Source_20_Text"><text:span text:style-name="T35">;</text:span></text:span></text:p>
      <text:p text:style-name="P31"><text:soft-page-break/><text:span text:style-name="T40">import</text:span> <text:span text:style-name="T46">subtract</text:span> <text:span text:style-name="T40">from</text:span> <text:span text:style-name="T53">"math_functions"</text:span>;</text:p>
      <text:p text:style-name="P31"><text:span text:style-name="T46">subtract</text:span>(<text:span text:style-name="T56">7</text:span>,<text:span text:style-name="T56">4</text:span>);</text:p>
      <text:p text:style-name="P52"><text:span text:style-name="Source_20_Text"><text:span text:style-name="T14"/></text:span></text:p>
      <text:p text:style-name="P49"><text:span text:style-name="Source_20_Text"><text:span text:style-name="T18"/></text:span></text:p>
      <text:p text:style-name="P2"/>
      <text:p text:style-name="P1"/>
      <text:p text:style-name="P5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ato1" svg:font-family="Lato, apple-system, BlinkMacSystemFont, 'Segoe UI', Roboto, Oxygen, Ubuntu, Cantarell, 'Fira Sans', 'Droid Sans', 'Helvetica Neue', sans-serif"/>
    <style:font-face style:name="Lato"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4:01:06.020000000</meta:creation-date>
    <dc:date>2020-06-15T19:49:53.546000000</dc:date>
    <meta:editing-duration>PT15H47M41S</meta:editing-duration>
    <meta:editing-cycles>25</meta:editing-cycles>
    <meta:generator>LibreOffice/6.2.3.2$Windows_X86_64 LibreOffice_project/aecc05fe267cc68dde00352a451aa867b3b546ac</meta:generator>
    <meta:document-statistic meta:table-count="0" meta:image-count="1" meta:object-count="0" meta:page-count="13" meta:paragraph-count="314" meta:word-count="1808" meta:character-count="11094" meta:non-whitespace-character-count="9583"/>
  </office:meta>
</office:document-meta>
</file>